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face style:name="Times New Roman1" svg:font-family="'Times New Roman'"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epi_20_Normal">
      <style:text-properties style:text-underline-style="solid" style:text-underline-width="auto" style:text-underline-color="font-color"/>
    </style:style>
    <style:style style:name="P2" style:family="paragraph" style:parent-style-name="epi_20_References">
      <style:text-properties fo:color="#000080" fo:font-style="normal" style:font-style-asian="normal" style:font-style-complex="normal"/>
    </style:style>
    <style:style style:name="P3" style:family="paragraph" style:parent-style-name="epi_20_Normal">
      <style:paragraph-properties style:writing-mode="lr-tb"/>
    </style:style>
    <style:style style:name="P4" style:family="paragraph" style:parent-style-name="epi_20_Heading_20_3">
      <style:paragraph-properties style:writing-mode="lr-tb"/>
    </style:style>
    <style:style style:name="P5" style:family="paragraph" style:parent-style-name="epi_20_Normal" style:list-style-name="L1">
      <style:paragraph-properties fo:margin-left="0.45cm" fo:margin-right="0cm" fo:text-indent="0.026cm" style:auto-text-indent="false">
        <style:tab-stops>
          <style:tab-stop style:position="0.556cm"/>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color="#333333"/>
    </style:style>
    <style:style style:name="T5" style:family="text">
      <style:text-properties fo:color="#ff0000"/>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style:text-underline-style="solid" style:text-underline-width="auto" style:text-underline-color="font-color" fo:font-weight="normal" style:font-weight-asian="bold" style:font-weight-complex="bold"/>
    </style:style>
    <style:style style:name="T10"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pi_20__20_Heading_20_1">Supplementary material</text:p>
      <text:p text:style-name="epi_20_Heading_20_2">Simple Model Systems: a Window into Complex biological Phenomenon</text:p>
      <text:p text:style-name="epi_20_Quote">“Rather than teaching each level of biological organisation separately—from molecules to cells to organs, etc., and on to ecosystems (if time allows)—a New Biology curriculum would emphasise the interconnections among those levels to understand system-level phenomena. Students and teachers alike will recognise that memorisation of observations and facts do not allow one to understand or predict how complicated biological systems behave—and without that ability one will not be able to solve problems.” </text:p>
      <text:list xml:id="list18943711421" text:style-name="L1">
        <text:list-item>
          <text:list>
            <text:list-item>
              <text:list>
                <text:list-item>
                  <text:list>
                    <text:list-item>
                      <text:list>
                        <text:list-item>
                          <text:p text:style-name="P5">A New Biology for the 21st Century, <text:span text:style-name="T3">NRC, 2009, </text:span><text:reference-mark-start text:name="ZOTERO_ITEM CSL_CITATION {&quot;citationID&quot;:&quot;GIghoW0Q&quot;,&quot;properties&quot;:{&quot;formattedCitation&quot;:&quot;(Brewer &amp; Smith, 2011)&quot;,&quot;plainCitation&quot;:&quot;(Brewer &amp; Smith, 2011)&quot;},&quot;citationItems&quot;:[{&quot;id&quot;:3,&quot;uris&quot;:[&quot;http://zotero.org/users/377988/items/UQM4T3H7&quot;],&quot;uri&quot;:[&quot;http://zotero.org/users/377988/items/UQM4T3H7&quot;],&quot;itemData&quot;:{&quot;id&quot;:3,&quot;type&quot;:&quot;article-journal&quot;,&quot;title&quot;:&quot;Vision and change in undergraduate biology education: A call to action&quot;,&quot;container-title&quot;:&quot;American Association for the Advancement of Science.(25 March 2011&quot;,&quot;shortTitle&quot;:&quot;Vision and change in undergraduate biology education&quot;,&quot;author&quot;:[{&quot;family&quot;:&quot;Brewer&quot;,&quot;given&quot;:&quot;C. A.&quot;},{&quot;family&quot;:&quot;Smith&quot;,&quot;given&quot;:&quot;D.&quot;}],&quot;issued&quot;:{&quot;year&quot;:2011}}}],&quot;schema&quot;:&quot;https://github.com/citation-style-language/schema/raw/master/csl-citation.json&quot;} RND4VFukuK2lb"/><text:span text:style-name="T3">as cited in Brewer &amp; Smith, 2011</text:span><text:reference-mark-end text:name="ZOTERO_ITEM CSL_CITATION {&quot;citationID&quot;:&quot;GIghoW0Q&quot;,&quot;properties&quot;:{&quot;formattedCitation&quot;:&quot;(Brewer &amp; Smith, 2011)&quot;,&quot;plainCitation&quot;:&quot;(Brewer &amp; Smith, 2011)&quot;},&quot;citationItems&quot;:[{&quot;id&quot;:3,&quot;uris&quot;:[&quot;http://zotero.org/users/377988/items/UQM4T3H7&quot;],&quot;uri&quot;:[&quot;http://zotero.org/users/377988/items/UQM4T3H7&quot;],&quot;itemData&quot;:{&quot;id&quot;:3,&quot;type&quot;:&quot;article-journal&quot;,&quot;title&quot;:&quot;Vision and change in undergraduate biology education: A call to action&quot;,&quot;container-title&quot;:&quot;American Association for the Advancement of Science.(25 March 2011&quot;,&quot;shortTitle&quot;:&quot;Vision and change in undergraduate biology education&quot;,&quot;author&quot;:[{&quot;family&quot;:&quot;Brewer&quot;,&quot;given&quot;:&quot;C. A.&quot;},{&quot;family&quot;:&quot;Smith&quot;,&quot;given&quot;:&quot;D.&quot;}],&quot;issued&quot;:{&quot;year&quot;:2011}}}],&quot;schema&quot;:&quot;https://github.com/citation-style-language/schema/raw/master/csl-citation.json&quot;} RND4VFukuK2lb"/></text:p>
                        </text:list-item>
                      </text:list>
                    </text:list-item>
                  </text:list>
                </text:list-item>
              </text:list>
            </text:list-item>
          </text:list>
        </text:list-item>
      </text:list>
      <text:p text:style-name="epi_20_Heading_20_3">(a) Snail as a model system </text:p>
      <text:p text:style-name="epi_20_Normal">The Snail Group (4 students from 3 colleges) at the Collaborative Undergraduate Biology Education (CUBE) Summer 2012 program pursued the question of whether the common garden snails can learn i.e. whether there can be an alteration in their normal behavior towards a particular stimulus due to association with another stimulus. Students were to settle for behavioral modification as a working definition of learning. The behavior which the student participants were studying was the olfactory behavior of the snails towards cabbage, which is the diet while rearing them in the laboratory. </text:p>
      <text:p text:style-name="epi_20_Normal">The participants expected that the snails would be attracted more towards the side with increasing concentration of cabbage extract, following its normal behavior. Control experiments were performed with distilled water vs distilled water, prior to testing with the cabbage extract in order to calibrate the instrument for quantifying the olfactory behavior by means of an olfactory response index: Olf RI <text:reference-mark-start text:name="ZOTERO_ITEM CSL_CITATION {&quot;citationID&quot;:&quot;xorXELhu&quot;,&quot;properties&quot;:{&quot;formattedCitation&quot;:&quot;(Rodrigues &amp; Siddiqi, 1978)&quot;,&quot;plainCitation&quot;:&quot;(Rodrigues &amp; Siddiqi, 1978)&quot;},&quot;citationItems&quot;:[{&quot;id&quot;:122,&quot;uris&quot;:[&quot;http://zotero.org/users/377988/items/JFCMS7WA&quot;],&quot;uri&quot;:[&quot;http://zotero.org/users/377988/items/JFCMS7WA&quot;],&quot;itemData&quot;:{&quot;id&quot;:122,&quot;type&quot;:&quot;article-journal&quot;,&quot;title&quot;:&quot;Genetic analysis of chemosensory pathway&quot;,&quot;container-title&quot;:&quot;Proceedings: Plant Sciences&quot;,&quot;page&quot;:&quot;147–160&quot;,&quot;volume&quot;:&quot;87&quot;,&quot;issue&quot;:&quot;3&quot;,&quot;author&quot;:[{&quot;family&quot;:&quot;Rodrigues&quot;,&quot;given&quot;:&quot;V.&quot;},{&quot;family&quot;:&quot;Siddiqi&quot;,&quot;given&quot;:&quot;O.&quot;}],&quot;issued&quot;:{&quot;year&quot;:1978},&quot;accessed&quot;:{&quot;year&quot;:2012,&quot;month&quot;:6,&quot;day&quot;:26},&quot;page-first&quot;:&quot;147–160&quot;}}],&quot;schema&quot;:&quot;https://github.com/citation-style-language/schema/raw/master/csl-citation.json&quot;} RNDev1l1kO5uM"/>(Rodrigues &amp; Siddiqi, 1978)<text:reference-mark-end text:name="ZOTERO_ITEM CSL_CITATION {&quot;citationID&quot;:&quot;xorXELhu&quot;,&quot;properties&quot;:{&quot;formattedCitation&quot;:&quot;(Rodrigues &amp; Siddiqi, 1978)&quot;,&quot;plainCitation&quot;:&quot;(Rodrigues &amp; Siddiqi, 1978)&quot;},&quot;citationItems&quot;:[{&quot;id&quot;:122,&quot;uris&quot;:[&quot;http://zotero.org/users/377988/items/JFCMS7WA&quot;],&quot;uri&quot;:[&quot;http://zotero.org/users/377988/items/JFCMS7WA&quot;],&quot;itemData&quot;:{&quot;id&quot;:122,&quot;type&quot;:&quot;article-journal&quot;,&quot;title&quot;:&quot;Genetic analysis of chemosensory pathway&quot;,&quot;container-title&quot;:&quot;Proceedings: Plant Sciences&quot;,&quot;page&quot;:&quot;147–160&quot;,&quot;volume&quot;:&quot;87&quot;,&quot;issue&quot;:&quot;3&quot;,&quot;author&quot;:[{&quot;family&quot;:&quot;Rodrigues&quot;,&quot;given&quot;:&quot;V.&quot;},{&quot;family&quot;:&quot;Siddiqi&quot;,&quot;given&quot;:&quot;O.&quot;}],&quot;issued&quot;:{&quot;year&quot;:1978},&quot;accessed&quot;:{&quot;year&quot;:2012,&quot;month&quot;:6,&quot;day&quot;:26},&quot;page-first&quot;:&quot;147–160&quot;}}],&quot;schema&quot;:&quot;https://github.com/citation-style-language/schema/raw/master/csl-citation.json&quot;} RNDev1l1kO5uM"/>. </text:p>
      <text:p text:style-name="epi_20_Normal">The observations after several trials indicated that the movement of snails did not linearly increase with the increasing concentration of the cabbage extract but dropped down to almost a random movement (as for control experiments) when undiluted cabbage extract was used. At such high concentration, the smell of the cabbage fills up the entire experimental set-up; which is a closed <text:s/>blackened glass box. </text:p>
      <text:p text:style-name="epi_20_Normal">The observation became immediately apparent and striking during the discussions of their results when the participants plotted the data they had obtained from the experiment and the class came up with the concept of concentration gradient needed for an observable olfactory response (oriented movement of the snails to an odourant). </text:p>
      <text:p text:style-name="epi_20_Normal">The concept of a gradient is otherwise difficult to understand unless their is a measure associated with the gradient. Here the measure being olfactory response index paved the way for natural explanations from the participants as to why a saturation/ loss of gradient situation would result in decrease in Olf RI. Most of the processes in biology follow such phenomenon like <text:span text:style-name="T4">limit/saturation/threshold</text:span><text:span text:style-name="T5"> </text:span>and also a critical point: after it is attained things/processes start appearing/operating <text:reference-mark-start text:name="ZOTERO_ITEM CSL_CITATION {&quot;citationID&quot;:&quot;hRZhXbiI&quot;,&quot;properties&quot;:{&quot;formattedCitation&quot;:&quot;(Hisnanick, 2007)&quot;,&quot;plainCitation&quot;:&quot;(Hisnanick, 2007)&quot;},&quot;citationItems&quot;:[{&quot;id&quot;:99,&quot;uris&quot;:[&quot;http://zotero.org/users/377988/items/R45PBF2U&quot;],&quot;uri&quot;:[&quot;http://zotero.org/users/377988/items/R45PBF2U&quot;],&quot;itemData&quot;:{&quot;id&quot;:99,&quot;type&quot;:&quot;article-journal&quot;,&quot;title&quot;:&quot;A Review of:“Critical Mass: How One Thing Leads to Another”&quot;,&quot;URL&quot;:&quot;http://www.tandfonline.com/doi/abs/10.1080/02604020601147832&quot;,&quot;shortTitle&quot;:&quot;A Review of&quot;,&quot;author&quot;:[{&quot;family&quot;:&quot;Hisnanick&quot;,&quot;given&quot;:&quot;J. J.&quot;}],&quot;issued&quot;:{&quot;year&quot;:2007},&quot;accessed&quot;:{&quot;year&quot;:2012,&quot;month&quot;:6,&quot;day&quot;:26}}}],&quot;schema&quot;:&quot;https://github.com/citation-style-language/schema/raw/master/csl-citation.json&quot;} RNDU7ZbTHHE72"/>(Hisnanick, 2007)<text:reference-mark-end text:name="ZOTERO_ITEM CSL_CITATION {&quot;citationID&quot;:&quot;hRZhXbiI&quot;,&quot;properties&quot;:{&quot;formattedCitation&quot;:&quot;(Hisnanick, 2007)&quot;,&quot;plainCitation&quot;:&quot;(Hisnanick, 2007)&quot;},&quot;citationItems&quot;:[{&quot;id&quot;:99,&quot;uris&quot;:[&quot;http://zotero.org/users/377988/items/R45PBF2U&quot;],&quot;uri&quot;:[&quot;http://zotero.org/users/377988/items/R45PBF2U&quot;],&quot;itemData&quot;:{&quot;id&quot;:99,&quot;type&quot;:&quot;article-journal&quot;,&quot;title&quot;:&quot;A Review of:“Critical Mass: How One Thing Leads to Another”&quot;,&quot;URL&quot;:&quot;http://www.tandfonline.com/doi/abs/10.1080/02604020601147832&quot;,&quot;shortTitle&quot;:&quot;A Review of&quot;,&quot;author&quot;:[{&quot;family&quot;:&quot;Hisnanick&quot;,&quot;given&quot;:&quot;J. J.&quot;}],&quot;issued&quot;:{&quot;year&quot;:2007},&quot;accessed&quot;:{&quot;year&quot;:2012,&quot;month&quot;:6,&quot;day&quot;:26}}}],&quot;schema&quot;:&quot;https://github.com/citation-style-language/schema/raw/master/csl-citation.json&quot;} RNDU7ZbTHHE72"/>. </text:p>
      <text:p text:style-name="epi_20_Normal">A discussion on the concept of loss of gradient due to high concentration led participants to ask whether they could determine the minimum concentration which elicits a response and continue to investigate whether there is a dose-response pattern. <text:s text:c="4"/></text:p>
      <text:p text:style-name="epi_20_Normal"><text:span text:style-name="T3">Now since the experiment is able to establish quantitation of a certain behavioral modality, any training that alters the behavior can also be estimated. </text:span>So the next step was to design an experiment where affinity towards the smell of cabbage could be altered by associating the good smell of the cabbage with an aversive stimulus like electric shock or a bitter taste. The participants were encouraged to make a decision on the choice between these two aversive stimuli; calling upon their <text:soft-page-break/><text:span text:style-name="T4">reasoning based on an ethical standpoint</text:span>. So the participants decided to use quinine (a bitter tasting substance) in association with the attractive smell of the cabbage to bring about an alteration in the behavior of the snails towards the latter. </text:p>
      <text:p text:style-name="epi_20_Normal">In another discussion session of this group's work with their peers they suggested that the duration in which the snails retain this modified behavior could tell whether such learning results in short-term or long-term memory. Further the neuronal basis of memory formation was also brought into during the mentor-facilitated <text:s/>discussions of what memory is and the mechanism of its formation as elucidated in the classic studies in a marine snail, by scientists like the Nobel laureate, Eric Kandel <text:reference-mark-start text:name="ZOTERO_ITEM CSL_CITATION {&quot;citationID&quot;:&quot;9TPtxI8D&quot;,&quot;properties&quot;:{&quot;formattedCitation&quot;:&quot;(Kandel, 2001)&quot;,&quot;plainCitation&quot;:&quot;(Kandel, 2001)&quot;},&quot;citationItems&quot;:[{&quot;id&quot;:101,&quot;uris&quot;:[&quot;http://zotero.org/users/377988/items/5DRZS98W&quot;],&quot;uri&quot;:[&quot;http://zotero.org/users/377988/items/5DRZS98W&quot;],&quot;itemData&quot;:{&quot;id&quot;:101,&quot;type&quot;:&quot;article-journal&quot;,&quot;title&quot;:&quot;The molecular biology of memory storage: a dialogue between genes and synapses&quot;,&quot;container-title&quot;:&quot;Science's STKE&quot;,&quot;page&quot;:&quot;1030&quot;,&quot;volume&quot;:&quot;294&quot;,&quot;issue&quot;:&quot;5544&quot;,&quot;shortTitle&quot;:&quot;The molecular biology of memory storage&quot;,&quot;author&quot;:[{&quot;family&quot;:&quot;Kandel&quot;,&quot;given&quot;:&quot;E. R.&quot;}],&quot;issued&quot;:{&quot;year&quot;:2001},&quot;accessed&quot;:{&quot;year&quot;:2012,&quot;month&quot;:6,&quot;day&quot;:26},&quot;page-first&quot;:&quot;1030&quot;}}],&quot;schema&quot;:&quot;https://github.com/citation-style-language/schema/raw/master/csl-citation.json&quot;} RNDdwCvhDG0Bz"/>(Kandel, 2001)<text:reference-mark-end text:name="ZOTERO_ITEM CSL_CITATION {&quot;citationID&quot;:&quot;9TPtxI8D&quot;,&quot;properties&quot;:{&quot;formattedCitation&quot;:&quot;(Kandel, 2001)&quot;,&quot;plainCitation&quot;:&quot;(Kandel, 2001)&quot;},&quot;citationItems&quot;:[{&quot;id&quot;:101,&quot;uris&quot;:[&quot;http://zotero.org/users/377988/items/5DRZS98W&quot;],&quot;uri&quot;:[&quot;http://zotero.org/users/377988/items/5DRZS98W&quot;],&quot;itemData&quot;:{&quot;id&quot;:101,&quot;type&quot;:&quot;article-journal&quot;,&quot;title&quot;:&quot;The molecular biology of memory storage: a dialogue between genes and synapses&quot;,&quot;container-title&quot;:&quot;Science's STKE&quot;,&quot;page&quot;:&quot;1030&quot;,&quot;volume&quot;:&quot;294&quot;,&quot;issue&quot;:&quot;5544&quot;,&quot;shortTitle&quot;:&quot;The molecular biology of memory storage&quot;,&quot;author&quot;:[{&quot;family&quot;:&quot;Kandel&quot;,&quot;given&quot;:&quot;E. R.&quot;}],&quot;issued&quot;:{&quot;year&quot;:2001},&quot;accessed&quot;:{&quot;year&quot;:2012,&quot;month&quot;:6,&quot;day&quot;:26},&quot;page-first&quot;:&quot;1030&quot;}}],&quot;schema&quot;:&quot;https://github.com/citation-style-language/schema/raw/master/csl-citation.json&quot;} RNDdwCvhDG0Bz"/>.</text:p>
      <text:p text:style-name="epi_20_Normal">Questions like whether there are any genes responsible for memory formation and whether the same genes also play part in forgetting what is learned were also discussed. Answer to such questions lead to the neuronal mechanism in various pathological conditions like dementia and other memory defects like Alzheimer's disease. This gave an opportunity for the discussion on the role played by immediate early genes like c-fos and c-jun and their products in regulating expression of other genes involved in memory formation <text:reference-mark-start text:name="ZOTERO_ITEM CSL_CITATION {&quot;citationID&quot;:&quot;V82Eit3P&quot;,&quot;properties&quot;:{&quot;formattedCitation&quot;:&quot;(Tischmeyer &amp; Grimm, 1999)&quot;,&quot;plainCitation&quot;:&quot;(Tischmeyer &amp; Grimm, 1999)&quot;},&quot;citationItems&quot;:[{&quot;id&quot;:104,&quot;uris&quot;:[&quot;http://zotero.org/users/377988/items/2FFSCFIS&quot;],&quot;uri&quot;:[&quot;http://zotero.org/users/377988/items/2FFSCFIS&quot;],&quot;itemData&quot;:{&quot;id&quot;:104,&quot;type&quot;:&quot;article-journal&quot;,&quot;title&quot;:&quot;Activation of immediate early genes and memory formation&quot;,&quot;container-title&quot;:&quot;Cellular and molecular life sciences&quot;,&quot;page&quot;:&quot;564–574&quot;,&quot;volume&quot;:&quot;55&quot;,&quot;issue&quot;:&quot;4&quot;,&quot;author&quot;:[{&quot;family&quot;:&quot;Tischmeyer&quot;,&quot;given&quot;:&quot;W.&quot;},{&quot;family&quot;:&quot;Grimm&quot;,&quot;given&quot;:&quot;R.&quot;}],&quot;issued&quot;:{&quot;year&quot;:1999},&quot;accessed&quot;:{&quot;year&quot;:2012,&quot;month&quot;:6,&quot;day&quot;:26},&quot;page-first&quot;:&quot;564–574&quot;}}],&quot;schema&quot;:&quot;https://github.com/citation-style-language/schema/raw/master/csl-citation.json&quot;} RNDfRqt8UpF8L"/>(Tischmeyer &amp; Grimm, 1999, <text:reference-mark-end text:name="ZOTERO_ITEM CSL_CITATION {&quot;citationID&quot;:&quot;V82Eit3P&quot;,&quot;properties&quot;:{&quot;formattedCitation&quot;:&quot;(Tischmeyer &amp; Grimm, 1999)&quot;,&quot;plainCitation&quot;:&quot;(Tischmeyer &amp; Grimm, 1999)&quot;},&quot;citationItems&quot;:[{&quot;id&quot;:104,&quot;uris&quot;:[&quot;http://zotero.org/users/377988/items/2FFSCFIS&quot;],&quot;uri&quot;:[&quot;http://zotero.org/users/377988/items/2FFSCFIS&quot;],&quot;itemData&quot;:{&quot;id&quot;:104,&quot;type&quot;:&quot;article-journal&quot;,&quot;title&quot;:&quot;Activation of immediate early genes and memory formation&quot;,&quot;container-title&quot;:&quot;Cellular and molecular life sciences&quot;,&quot;page&quot;:&quot;564–574&quot;,&quot;volume&quot;:&quot;55&quot;,&quot;issue&quot;:&quot;4&quot;,&quot;author&quot;:[{&quot;family&quot;:&quot;Tischmeyer&quot;,&quot;given&quot;:&quot;W.&quot;},{&quot;family&quot;:&quot;Grimm&quot;,&quot;given&quot;:&quot;R.&quot;}],&quot;issued&quot;:{&quot;year&quot;:1999},&quot;accessed&quot;:{&quot;year&quot;:2012,&quot;month&quot;:6,&quot;day&quot;:26},&quot;page-first&quot;:&quot;564–574&quot;}}],&quot;schema&quot;:&quot;https://github.com/citation-style-language/schema/raw/master/csl-citation.json&quot;} RNDfRqt8UpF8L"/><text:reference-mark-start text:name="ZOTERO_ITEM CSL_CITATION {&quot;citationID&quot;:&quot;V8hgtQkD&quot;,&quot;properties&quot;:{&quot;formattedCitation&quot;:&quot;(Loebrich &amp; Nedivi, 2009)&quot;,&quot;plainCitation&quot;:&quot;(Loebrich &amp; Nedivi, 2009)&quot;},&quot;citationItems&quot;:[{&quot;id&quot;:106,&quot;uris&quot;:[&quot;http://zotero.org/users/377988/items/6ZBQT8B7&quot;],&quot;uri&quot;:[&quot;http://zotero.org/users/377988/items/6ZBQT8B7&quot;],&quot;itemData&quot;:{&quot;id&quot;:106,&quot;type&quot;:&quot;article-journal&quot;,&quot;title&quot;:&quot;The function of activity-regulated genes in the nervous system&quot;,&quot;container-title&quot;:&quot;Physiological reviews&quot;,&quot;page&quot;:&quot;1079–1103&quot;,&quot;volume&quot;:&quot;89&quot;,&quot;issue&quot;:&quot;4&quot;,&quot;author&quot;:[{&quot;family&quot;:&quot;Loebrich&quot;,&quot;given&quot;:&quot;S.&quot;},{&quot;family&quot;:&quot;Nedivi&quot;,&quot;given&quot;:&quot;E.&quot;}],&quot;issued&quot;:{&quot;year&quot;:2009},&quot;accessed&quot;:{&quot;year&quot;:2012,&quot;month&quot;:6,&quot;day&quot;:26},&quot;page-first&quot;:&quot;1079–1103&quot;}}],&quot;schema&quot;:&quot;https://github.com/citation-style-language/schema/raw/master/csl-citation.json&quot;} RNDjyZq9M5KYC"/>Loebrich &amp; Nedivi, 2009)<text:reference-mark-end text:name="ZOTERO_ITEM CSL_CITATION {&quot;citationID&quot;:&quot;V8hgtQkD&quot;,&quot;properties&quot;:{&quot;formattedCitation&quot;:&quot;(Loebrich &amp; Nedivi, 2009)&quot;,&quot;plainCitation&quot;:&quot;(Loebrich &amp; Nedivi, 2009)&quot;},&quot;citationItems&quot;:[{&quot;id&quot;:106,&quot;uris&quot;:[&quot;http://zotero.org/users/377988/items/6ZBQT8B7&quot;],&quot;uri&quot;:[&quot;http://zotero.org/users/377988/items/6ZBQT8B7&quot;],&quot;itemData&quot;:{&quot;id&quot;:106,&quot;type&quot;:&quot;article-journal&quot;,&quot;title&quot;:&quot;The function of activity-regulated genes in the nervous system&quot;,&quot;container-title&quot;:&quot;Physiological reviews&quot;,&quot;page&quot;:&quot;1079–1103&quot;,&quot;volume&quot;:&quot;89&quot;,&quot;issue&quot;:&quot;4&quot;,&quot;author&quot;:[{&quot;family&quot;:&quot;Loebrich&quot;,&quot;given&quot;:&quot;S.&quot;},{&quot;family&quot;:&quot;Nedivi&quot;,&quot;given&quot;:&quot;E.&quot;}],&quot;issued&quot;:{&quot;year&quot;:2009},&quot;accessed&quot;:{&quot;year&quot;:2012,&quot;month&quot;:6,&quot;day&quot;:26},&quot;page-first&quot;:&quot;1079–1103&quot;}}],&quot;schema&quot;:&quot;https://github.com/citation-style-language/schema/raw/master/csl-citation.json&quot;} RNDjyZq9M5KYC"/>. This also resulted in finding a common ground between this group and the Drosophila Group (see below).</text:p>
      <text:p text:style-name="epi_20_Heading_20_3">(b) Drosophila as a Model System</text:p>
      <text:p text:style-name="epi_20_Normal"><text:span text:style-name="T7">When Castle and Morgan</text:span> started working with this tiny fruit fly in their lab, they would have never probably anticipated its stellar role as a model organism to address questions in many different research areas in biology. However, in the undergraduate biology education scenario in India, this model system has been largely neglected in laboratory studies except for some innocuous preparations. </text:p>
      <text:p text:style-name="epi_20_Normal">Culture or maintenance of the flies is rather easy as the fly can utilise a wide variety of food sources; breeding most successfully on bananas. Thus one of the objectives of the participants (4 students from 2 colleges) was to find alternative low-cost culture medium to the conventional standard cornmeal medium, for maintaining drosophila. </text:p>
      <text:p text:style-name="epi_20_Normal">After understanding and analysing the composition of standard corn meal medium used universally for culturing drosophila and following some discussions, the participants came up with suggestions for some low-cost alternative fruit-based media like appy-agar, chikoo-agar, etc. and worked out the composition of their proposed media. </text:p>
      <text:p text:style-name="epi_20_Normal">The participants also did troubleshooting of the corn meal medium under the carefully designed mentor-facilitated discussions, after they observed that the gravid females did not lay eggs in the medium. It was discovered that the problem was in the calibration of the micropippetes used for dispensing the required acids to maintain the required pH. <text:s/></text:p>
      <text:p text:style-name="epi_20_Normal">Thus finding out where a problem lies in the course of an experimental procedure and how it can be sorted out could not have been possible to be conveyed to these students without getting them to actually going through each step of the experiment and reasoning out at every stage. Also such kind of troubleshooting can never be expected to happen in the course of a guided session in the regular college practical where every student is following a rule-bound protocol and tries to reach the previously known results. </text:p>
      <text:p text:style-name="epi_20_Normal">The participants learned several other techniques like media preparation, autoclaving, capture of flies <text:s/>from the wild and transfer of flies in culture bottles and harvesting of larvae in the course of this experiment. </text:p>
      <text:p text:style-name="epi_20_Normal">These techniques require fine-tuned skills that can come only through practice and moreover they also opened entry points into understanding the concepts behind these techniques. For example sucrose-gradient separation for harvesting larvae from a mixed population of adult flies, larvae and pupae. So a hands-on, context-specific approach gave an opportunity to revive the otherwise , <text:soft-page-break/>abstract concept of sucrose gradient separation method. </text:p>
      <text:p text:style-name="epi_20_Normal">After a considerable practical exposure to the techniques and related concepts of the drosophila culture, the participants were actually able to establish native drosophila lines from a mixed population trapped from the vicinity of a garbage bin, even as they were culturing transgenic flies like the ones expressing Huntington's Chorea gene and the Pakinson's mutants. They also meticulously recorded the method, data and observation in the lab record book, as a part of Good lab Practice. </text:p>
      <text:p text:style-name="epi_20_Normal">The larvae thus obtained <text:s/>from these cultures were used for studying the olfactory response to attractive odourants. This was a variation of a similar kind of experiment done with the snails to study learning and memory. The attractant here was banana extract and the larval olfactory response towards this extract was quantified through the olfactory response index (Olf RI). </text:p>
      <text:p text:style-name="epi_20_Normal">Drawing from the insights of the snail experiment during a peer-group discussion, this group also suggested an experiment to modify the behavior of the larvae towards the food attractant by associating it with an unpleasant stimulus. Thus this group also wanted to answer the question regarding neuronal basis of learning and memory using a more powerful genetic model system like the fruit-fly. <text:s/></text:p>
      <text:p text:style-name="epi_20_Normal"><text:span text:style-name="T3">A good deal of research literature not only regarding genetic studies but also in areas ranging from cancer, learning and memory to neuro-degenerative diseases in drosophila, have helped in identifying and isolating numerous genes involved in developmental control. The products of these genes are sequentially similar to the vertebrate gene products </text:span><text:reference-mark-start text:name="ZOTERO_ITEM CSL_CITATION {&quot;citationID&quot;:&quot;kk2Ba1wE&quot;,&quot;properties&quot;:{&quot;formattedCitation&quot;:&quot;(Cirelli, 2003)&quot;,&quot;plainCitation&quot;:&quot;(Cirelli, 2003)&quot;},&quot;citationItems&quot;:[{&quot;id&quot;:84,&quot;uris&quot;:[&quot;http://zotero.org/users/377988/items/M5FGFH47&quot;],&quot;uri&quot;:[&quot;http://zotero.org/users/377988/items/M5FGFH47&quot;],&quot;itemData&quot;:{&quot;id&quot;:84,&quot;type&quot;:&quot;article-journal&quot;,&quot;title&quot;:&quot;Searching for sleep mutants of Drosophila melanogaster&quot;,&quot;container-title&quot;:&quot;Bioessays&quot;,&quot;page&quot;:&quot;940–949&quot;,&quot;volume&quot;:&quot;25&quot;,&quot;issue&quot;:&quot;10&quot;,&quot;author&quot;:[{&quot;family&quot;:&quot;Cirelli&quot;,&quot;given&quot;:&quot;C.&quot;}],&quot;issued&quot;:{&quot;year&quot;:2003},&quot;accessed&quot;:{&quot;year&quot;:2012,&quot;month&quot;:6,&quot;day&quot;:26},&quot;page-first&quot;:&quot;940–949&quot;}}],&quot;schema&quot;:&quot;https://github.com/citation-style-language/schema/raw/master/csl-citation.json&quot;} RNDi0Glgf08kW"/><text:span text:style-name="T3">(Cirelli, 2003)</text:span><text:reference-mark-end text:name="ZOTERO_ITEM CSL_CITATION {&quot;citationID&quot;:&quot;kk2Ba1wE&quot;,&quot;properties&quot;:{&quot;formattedCitation&quot;:&quot;(Cirelli, 2003)&quot;,&quot;plainCitation&quot;:&quot;(Cirelli, 2003)&quot;},&quot;citationItems&quot;:[{&quot;id&quot;:84,&quot;uris&quot;:[&quot;http://zotero.org/users/377988/items/M5FGFH47&quot;],&quot;uri&quot;:[&quot;http://zotero.org/users/377988/items/M5FGFH47&quot;],&quot;itemData&quot;:{&quot;id&quot;:84,&quot;type&quot;:&quot;article-journal&quot;,&quot;title&quot;:&quot;Searching for sleep mutants of Drosophila melanogaster&quot;,&quot;container-title&quot;:&quot;Bioessays&quot;,&quot;page&quot;:&quot;940–949&quot;,&quot;volume&quot;:&quot;25&quot;,&quot;issue&quot;:&quot;10&quot;,&quot;author&quot;:[{&quot;family&quot;:&quot;Cirelli&quot;,&quot;given&quot;:&quot;C.&quot;}],&quot;issued&quot;:{&quot;year&quot;:2003},&quot;accessed&quot;:{&quot;year&quot;:2012,&quot;month&quot;:6,&quot;day&quot;:26},&quot;page-first&quot;:&quot;940–949&quot;}}],&quot;schema&quot;:&quot;https://github.com/citation-style-language/schema/raw/master/csl-citation.json&quot;} RNDi0Glgf08kW"/>.<text:span text:style-name="T3"> Hence, developmental studies in Drosophila will play an important role in understanding similar processes in human. The possibility of molecular manipulations, by means of simple genetic crosses, offers another advantage in using this system. It opens a window into molecular biology and offers opportunities that dispense the costly infrastructure facilities which otherwise are needed for conventional molecular investigations. For example an introduction to molecular manipulation by means of simple genetic crosses is made possible by generating behavioral mutants (p-element mediated mutagenesis) and knock-down flies using Gal4-UAS RNAi lines </text:span><text:reference-mark-start text:name="ZOTERO_ITEM CSL_CITATION {&quot;citationID&quot;:&quot;HN9yD7e9&quot;,&quot;properties&quot;:{&quot;formattedCitation&quot;:&quot;(Wilson et al., 1989)&quot;,&quot;plainCitation&quot;:&quot;(Wilson et al., 1989)&quot;},&quot;citationItems&quot;:[{&quot;id&quot;:89,&quot;uris&quot;:[&quot;http://zotero.org/users/377988/items/FM9JTKE5&quot;],&quot;uri&quot;:[&quot;http://zotero.org/users/377988/items/FM9JTKE5&quot;],&quot;itemData&quot;:{&quot;id&quot;:89,&quot;type&quot;:&quot;article-journal&quot;,&quot;title&quot;:&quot;P-element-mediated enhancer detection: an efficient method for isolating and characterizing developmentally regulated genes in Drosophila.&quot;,&quot;container-title&quot;:&quot;Genes &amp; development&quot;,&quot;page&quot;:&quot;1301&quot;,&quot;volume&quot;:&quot;3&quot;,&quot;issue&quot;:&quot;9&quot;,&quot;shortTitle&quot;:&quot;P-element-mediated enhancer detection&quot;,&quot;author&quot;:[{&quot;family&quot;:&quot;Wilson&quot;,&quot;given&quot;:&quot;C.&quot;},{&quot;family&quot;:&quot;Pearson&quot;,&quot;given&quot;:&quot;R. K.&quot;},{&quot;family&quot;:&quot;Bellen&quot;,&quot;given&quot;:&quot;H. J.&quot;},{&quot;family&quot;:&quot;O'Kane&quot;,&quot;given&quot;:&quot;C. J.&quot;},{&quot;family&quot;:&quot;Grossniklaus&quot;,&quot;given&quot;:&quot;U.&quot;},{&quot;family&quot;:&quot;Gehring&quot;,&quot;given&quot;:&quot;W. J.&quot;}],&quot;issued&quot;:{&quot;year&quot;:1989},&quot;accessed&quot;:{&quot;year&quot;:2012,&quot;month&quot;:6,&quot;day&quot;:26},&quot;page-first&quot;:&quot;1301&quot;}}],&quot;schema&quot;:&quot;https://github.com/citation-style-language/schema/raw/master/csl-citation.json&quot;} RNDNX2CRGhiGY"/><text:span text:style-name="T3">(Wilson et al., 1989, </text:span><text:reference-mark-end text:name="ZOTERO_ITEM CSL_CITATION {&quot;citationID&quot;:&quot;HN9yD7e9&quot;,&quot;properties&quot;:{&quot;formattedCitation&quot;:&quot;(Wilson et al., 1989)&quot;,&quot;plainCitation&quot;:&quot;(Wilson et al., 1989)&quot;},&quot;citationItems&quot;:[{&quot;id&quot;:89,&quot;uris&quot;:[&quot;http://zotero.org/users/377988/items/FM9JTKE5&quot;],&quot;uri&quot;:[&quot;http://zotero.org/users/377988/items/FM9JTKE5&quot;],&quot;itemData&quot;:{&quot;id&quot;:89,&quot;type&quot;:&quot;article-journal&quot;,&quot;title&quot;:&quot;P-element-mediated enhancer detection: an efficient method for isolating and characterizing developmentally regulated genes in Drosophila.&quot;,&quot;container-title&quot;:&quot;Genes &amp; development&quot;,&quot;page&quot;:&quot;1301&quot;,&quot;volume&quot;:&quot;3&quot;,&quot;issue&quot;:&quot;9&quot;,&quot;shortTitle&quot;:&quot;P-element-mediated enhancer detection&quot;,&quot;author&quot;:[{&quot;family&quot;:&quot;Wilson&quot;,&quot;given&quot;:&quot;C.&quot;},{&quot;family&quot;:&quot;Pearson&quot;,&quot;given&quot;:&quot;R. K.&quot;},{&quot;family&quot;:&quot;Bellen&quot;,&quot;given&quot;:&quot;H. J.&quot;},{&quot;family&quot;:&quot;O'Kane&quot;,&quot;given&quot;:&quot;C. J.&quot;},{&quot;family&quot;:&quot;Grossniklaus&quot;,&quot;given&quot;:&quot;U.&quot;},{&quot;family&quot;:&quot;Gehring&quot;,&quot;given&quot;:&quot;W. J.&quot;}],&quot;issued&quot;:{&quot;year&quot;:1989},&quot;accessed&quot;:{&quot;year&quot;:2012,&quot;month&quot;:6,&quot;day&quot;:26},&quot;page-first&quot;:&quot;1301&quot;}}],&quot;schema&quot;:&quot;https://github.com/citation-style-language/schema/raw/master/csl-citation.json&quot;} RNDNX2CRGhiGY"/><text:reference-mark-start text:name="ZOTERO_ITEM CSL_CITATION {&quot;citationID&quot;:&quot;D1isFo6t&quot;,&quot;properties&quot;:{&quot;formattedCitation&quot;:&quot;(Bellen et al., 1989)&quot;,&quot;plainCitation&quot;:&quot;(Bellen et al., 1989)&quot;},&quot;citationItems&quot;:[{&quot;id&quot;:87,&quot;uris&quot;:[&quot;http://zotero.org/users/377988/items/P39KNKQ4&quot;],&quot;uri&quot;:[&quot;http://zotero.org/users/377988/items/P39KNKQ4&quot;],&quot;itemData&quot;:{&quot;id&quot;:87,&quot;type&quot;:&quot;article-journal&quot;,&quot;title&quot;:&quot;P-element-mediated enhancer detection: a versatile method to study development in Drosophila.&quot;,&quot;container-title&quot;:&quot;Genes &amp; development&quot;,&quot;page&quot;:&quot;1288–1300&quot;,&quot;volume&quot;:&quot;3&quot;,&quot;issue&quot;:&quot;9&quot;,&quot;shortTitle&quot;:&quot;P-element-mediated enhancer detection&quot;,&quot;author&quot;:[{&quot;family&quot;:&quot;Bellen&quot;,&quot;given&quot;:&quot;H. J.&quot;},{&quot;family&quot;:&quot;O'Kane&quot;,&quot;given&quot;:&quot;C. J.&quot;},{&quot;family&quot;:&quot;Wilson&quot;,&quot;given&quot;:&quot;C.&quot;},{&quot;family&quot;:&quot;Grossniklaus&quot;,&quot;given&quot;:&quot;U.&quot;},{&quot;family&quot;:&quot;Pearson&quot;,&quot;given&quot;:&quot;R. K.&quot;},{&quot;family&quot;:&quot;Gehring&quot;,&quot;given&quot;:&quot;W. J.&quot;}],&quot;issued&quot;:{&quot;year&quot;:1989},&quot;accessed&quot;:{&quot;year&quot;:2012,&quot;month&quot;:6,&quot;day&quot;:26},&quot;page-first&quot;:&quot;1288–1300&quot;}}],&quot;schema&quot;:&quot;https://github.com/citation-style-language/schema/raw/master/csl-citation.json&quot;} RNDahHo7rjaKe"/><text:span text:style-name="T3">Bellen et al., 1989, </text:span><text:reference-mark-end text:name="ZOTERO_ITEM CSL_CITATION {&quot;citationID&quot;:&quot;D1isFo6t&quot;,&quot;properties&quot;:{&quot;formattedCitation&quot;:&quot;(Bellen et al., 1989)&quot;,&quot;plainCitation&quot;:&quot;(Bellen et al., 1989)&quot;},&quot;citationItems&quot;:[{&quot;id&quot;:87,&quot;uris&quot;:[&quot;http://zotero.org/users/377988/items/P39KNKQ4&quot;],&quot;uri&quot;:[&quot;http://zotero.org/users/377988/items/P39KNKQ4&quot;],&quot;itemData&quot;:{&quot;id&quot;:87,&quot;type&quot;:&quot;article-journal&quot;,&quot;title&quot;:&quot;P-element-mediated enhancer detection: a versatile method to study development in Drosophila.&quot;,&quot;container-title&quot;:&quot;Genes &amp; development&quot;,&quot;page&quot;:&quot;1288–1300&quot;,&quot;volume&quot;:&quot;3&quot;,&quot;issue&quot;:&quot;9&quot;,&quot;shortTitle&quot;:&quot;P-element-mediated enhancer detection&quot;,&quot;author&quot;:[{&quot;family&quot;:&quot;Bellen&quot;,&quot;given&quot;:&quot;H. J.&quot;},{&quot;family&quot;:&quot;O'Kane&quot;,&quot;given&quot;:&quot;C. J.&quot;},{&quot;family&quot;:&quot;Wilson&quot;,&quot;given&quot;:&quot;C.&quot;},{&quot;family&quot;:&quot;Grossniklaus&quot;,&quot;given&quot;:&quot;U.&quot;},{&quot;family&quot;:&quot;Pearson&quot;,&quot;given&quot;:&quot;R. K.&quot;},{&quot;family&quot;:&quot;Gehring&quot;,&quot;given&quot;:&quot;W. J.&quot;}],&quot;issued&quot;:{&quot;year&quot;:1989},&quot;accessed&quot;:{&quot;year&quot;:2012,&quot;month&quot;:6,&quot;day&quot;:26},&quot;page-first&quot;:&quot;1288–1300&quot;}}],&quot;schema&quot;:&quot;https://github.com/citation-style-language/schema/raw/master/csl-citation.json&quot;} RNDahHo7rjaKe"/><text:reference-mark-start text:name="ZOTERO_ITEM CSL_CITATION {&quot;citationID&quot;:&quot;LieM0Gp3&quot;,&quot;properties&quot;:{&quot;formattedCitation&quot;:&quot;(Dietzl et al., 2007)&quot;,&quot;plainCitation&quot;:&quot;(Dietzl et al., 2007)&quot;},&quot;citationItems&quot;:[{&quot;id&quot;:30,&quot;uris&quot;:[&quot;http://zotero.org/users/377988/items/QMR5VTNR&quot;],&quot;uri&quot;:[&quot;http://zotero.org/users/377988/items/QMR5VTNR&quot;],&quot;itemData&quot;:{&quot;id&quot;:30,&quot;type&quot;:&quot;article-journal&quot;,&quot;title&quot;:&quot;A genome-wide transgenic RNAi library for conditional gene inactivation in Drosophila&quot;,&quot;container-title&quot;:&quot;Nature&quot;,&quot;page&quot;:&quot;151–156&quot;,&quot;volume&quot;:&quot;448&quot;,&quot;issue&quot;:&quot;7150&quot;,&quot;author&quot;:[{&quot;family&quot;:&quot;Dietzl&quot;,&quot;given&quot;:&quot;G.&quot;},{&quot;family&quot;:&quot;Chen&quot;,&quot;given&quot;:&quot;D.&quot;},{&quot;family&quot;:&quot;Schnorrer&quot;,&quot;given&quot;:&quot;F.&quot;},{&quot;family&quot;:&quot;Su&quot;,&quot;given&quot;:&quot;K. C.&quot;},{&quot;family&quot;:&quot;Barinova&quot;,&quot;given&quot;:&quot;Y.&quot;},{&quot;family&quot;:&quot;Fellner&quot;,&quot;given&quot;:&quot;M.&quot;},{&quot;family&quot;:&quot;Gasser&quot;,&quot;given&quot;:&quot;B.&quot;},{&quot;family&quot;:&quot;Kinsey&quot;,&quot;given&quot;:&quot;K.&quot;},{&quot;family&quot;:&quot;Oppel&quot;,&quot;given&quot;:&quot;S.&quot;},{&quot;family&quot;:&quot;Scheiblauer&quot;,&quot;given&quot;:&quot;S.&quot;},{&quot;family&quot;:&quot;others&quot;,&quot;given&quot;:&quot;&quot;}],&quot;issued&quot;:{&quot;year&quot;:2007},&quot;accessed&quot;:{&quot;year&quot;:2012,&quot;month&quot;:6,&quot;day&quot;:25},&quot;page-first&quot;:&quot;151–156&quot;}}],&quot;schema&quot;:&quot;https://github.com/citation-style-language/schema/raw/master/csl-citation.json&quot;} RNDzQm0uwApx6"/><text:span text:style-name="T3">Dietzl et al., 2007)</text:span><text:reference-mark-end text:name="ZOTERO_ITEM CSL_CITATION {&quot;citationID&quot;:&quot;LieM0Gp3&quot;,&quot;properties&quot;:{&quot;formattedCitation&quot;:&quot;(Dietzl et al., 2007)&quot;,&quot;plainCitation&quot;:&quot;(Dietzl et al., 2007)&quot;},&quot;citationItems&quot;:[{&quot;id&quot;:30,&quot;uris&quot;:[&quot;http://zotero.org/users/377988/items/QMR5VTNR&quot;],&quot;uri&quot;:[&quot;http://zotero.org/users/377988/items/QMR5VTNR&quot;],&quot;itemData&quot;:{&quot;id&quot;:30,&quot;type&quot;:&quot;article-journal&quot;,&quot;title&quot;:&quot;A genome-wide transgenic RNAi library for conditional gene inactivation in Drosophila&quot;,&quot;container-title&quot;:&quot;Nature&quot;,&quot;page&quot;:&quot;151–156&quot;,&quot;volume&quot;:&quot;448&quot;,&quot;issue&quot;:&quot;7150&quot;,&quot;author&quot;:[{&quot;family&quot;:&quot;Dietzl&quot;,&quot;given&quot;:&quot;G.&quot;},{&quot;family&quot;:&quot;Chen&quot;,&quot;given&quot;:&quot;D.&quot;},{&quot;family&quot;:&quot;Schnorrer&quot;,&quot;given&quot;:&quot;F.&quot;},{&quot;family&quot;:&quot;Su&quot;,&quot;given&quot;:&quot;K. C.&quot;},{&quot;family&quot;:&quot;Barinova&quot;,&quot;given&quot;:&quot;Y.&quot;},{&quot;family&quot;:&quot;Fellner&quot;,&quot;given&quot;:&quot;M.&quot;},{&quot;family&quot;:&quot;Gasser&quot;,&quot;given&quot;:&quot;B.&quot;},{&quot;family&quot;:&quot;Kinsey&quot;,&quot;given&quot;:&quot;K.&quot;},{&quot;family&quot;:&quot;Oppel&quot;,&quot;given&quot;:&quot;S.&quot;},{&quot;family&quot;:&quot;Scheiblauer&quot;,&quot;given&quot;:&quot;S.&quot;},{&quot;family&quot;:&quot;others&quot;,&quot;given&quot;:&quot;&quot;}],&quot;issued&quot;:{&quot;year&quot;:2007},&quot;accessed&quot;:{&quot;year&quot;:2012,&quot;month&quot;:6,&quot;day&quot;:25},&quot;page-first&quot;:&quot;151–156&quot;}}],&quot;schema&quot;:&quot;https://github.com/citation-style-language/schema/raw/master/csl-citation.json&quot;} RNDzQm0uwApx6"/>;<text:span text:style-name="T3"> and through drosophila behavioral mutants it is possible to develop behavioral paradigms to study learning and memory and that of neurodegenerative diseases like Alzheimer's, Huntington's Chorea and Parkinson's disease </text:span><text:reference-mark-start text:name="ZOTERO_ITEM CSL_CITATION {&quot;citationID&quot;:&quot;EAsJyBlA&quot;,&quot;properties&quot;:{&quot;formattedCitation&quot;:&quot;(Mallik &amp; Lakhotia, 2010)&quot;,&quot;plainCitation&quot;:&quot;(Mallik &amp; Lakhotia, 2010)&quot;},&quot;citationItems&quot;:[{&quot;id&quot;:33,&quot;uris&quot;:[&quot;http://zotero.org/users/377988/items/DNS28SDQ&quot;],&quot;uri&quot;:[&quot;http://zotero.org/users/377988/items/DNS28SDQ&quot;],&quot;itemData&quot;:{&quot;id&quot;:33,&quot;type&quot;:&quot;article-journal&quot;,&quot;title&quot;:&quot;Modifiers and mechanisms of multi-system polyglutamine neurodegenerative disorders: lessons from fly models&quot;,&quot;container-title&quot;:&quot;Journal of genetics&quot;,&quot;page&quot;:&quot;497–526&quot;,&quot;volume&quot;:&quot;89&quot;,&quot;issue&quot;:&quot;4&quot;,&quot;shortTitle&quot;:&quot;Modifiers and mechanisms of multi-system polyglutamine neurodegenerative disorders&quot;,&quot;author&quot;:[{&quot;family&quot;:&quot;Mallik&quot;,&quot;given&quot;:&quot;M.&quot;},{&quot;family&quot;:&quot;Lakhotia&quot;,&quot;given&quot;:&quot;S. C.&quot;}],&quot;issued&quot;:{&quot;year&quot;:2010},&quot;accessed&quot;:{&quot;year&quot;:2012,&quot;month&quot;:6,&quot;day&quot;:25},&quot;page-first&quot;:&quot;497–526&quot;}}],&quot;schema&quot;:&quot;https://github.com/citation-style-language/schema/raw/master/csl-citation.json&quot;} RNDRwRnRkBgoi"/><text:span text:style-name="T3">(Mallik &amp; Lakhotia, 2010)</text:span><text:reference-mark-end text:name="ZOTERO_ITEM CSL_CITATION {&quot;citationID&quot;:&quot;EAsJyBlA&quot;,&quot;properties&quot;:{&quot;formattedCitation&quot;:&quot;(Mallik &amp; Lakhotia, 2010)&quot;,&quot;plainCitation&quot;:&quot;(Mallik &amp; Lakhotia, 2010)&quot;},&quot;citationItems&quot;:[{&quot;id&quot;:33,&quot;uris&quot;:[&quot;http://zotero.org/users/377988/items/DNS28SDQ&quot;],&quot;uri&quot;:[&quot;http://zotero.org/users/377988/items/DNS28SDQ&quot;],&quot;itemData&quot;:{&quot;id&quot;:33,&quot;type&quot;:&quot;article-journal&quot;,&quot;title&quot;:&quot;Modifiers and mechanisms of multi-system polyglutamine neurodegenerative disorders: lessons from fly models&quot;,&quot;container-title&quot;:&quot;Journal of genetics&quot;,&quot;page&quot;:&quot;497–526&quot;,&quot;volume&quot;:&quot;89&quot;,&quot;issue&quot;:&quot;4&quot;,&quot;shortTitle&quot;:&quot;Modifiers and mechanisms of multi-system polyglutamine neurodegenerative disorders&quot;,&quot;author&quot;:[{&quot;family&quot;:&quot;Mallik&quot;,&quot;given&quot;:&quot;M.&quot;},{&quot;family&quot;:&quot;Lakhotia&quot;,&quot;given&quot;:&quot;S. C.&quot;}],&quot;issued&quot;:{&quot;year&quot;:2010},&quot;accessed&quot;:{&quot;year&quot;:2012,&quot;month&quot;:6,&quot;day&quot;:25},&quot;page-first&quot;:&quot;497–526&quot;}}],&quot;schema&quot;:&quot;https://github.com/citation-style-language/schema/raw/master/csl-citation.json&quot;} RNDRwRnRkBgoi"/>.</text:p>
      <text:p text:style-name="epi_20_Heading_20_3">(c) Earthworm as a model system</text:p>
      <text:p text:style-name="epi_20_Normal">The behavior studied by the participants (4 students from 2 colleges) in the earthworm group was the chemosensory response to some aversive chemicals like the common salt, sodium chloride. Different concentrations of NaCl solution were used to observe the behavior and two hypotheses were proposed: (a) the earthworm moves away from the higher concentrations of NaCl solution and (b) the earthworm moves towards very low concentrations of NaCl solutions. The data obtained from this experiment was plotted on a graph of concentration of NaCl <text:s/>against the chemosensory response index (RI). Similar questions as those being asked in the snail olfactory response experiment were probed. The data obtained by this group showed interesting pattern regarding the critical concentrations required for chemosensory response to occur. So beyond a particular concentration of NaCl solution it was found that the chemosensory response index was more or less constant (100% aversion) and this observation resulted in designing another set of similar experiments to find out the threshold concentration of NaCl solution below which <text:s/>the worm fails to exhibit aversive behavior.</text:p>
      <text:p text:style-name="epi_20_Normal">Again the observations would not have been obvious had the group not presented and defended their data with their peers. The suggestion to represent the data using a graph and the saturation in the response index becoming so evident that it gave rise to a new research question: the rapid escape experiment aimed at studying the motor coordination in the worm while escaping from an aversive chemical like the NaCl solution in a test tube. The experiment is expected to throw light on <text:soft-page-break/>Neurodegenerative diseases like Parkinson's disease. </text:p>
      <text:p text:style-name="P1">Decision-making in earthworms:</text:p>
      <text:p text:style-name="epi_20_Normal">Participants discussed, given a difficult choice between two largely aversive concentrations, whether the worms would opt for the least aversive one, though in normal circumstances they would avoid this too. The fact that decisions based on simple sensory-motor tasks can be subjected to behavioral and neurophysiological studies in the laboratory, makes this experiment very interesting. So far studies related to the neurobiology of decisions has been done in higher vertebrates <text:reference-mark-start text:name="ZOTERO_ITEM CSL_CITATION {&quot;citationID&quot;:&quot;kr0LmF5T&quot;,&quot;properties&quot;:{&quot;formattedCitation&quot;:&quot;(Gold &amp; Shadlen, 2007)&quot;,&quot;plainCitation&quot;:&quot;(Gold &amp; Shadlen, 2007)&quot;},&quot;citationItems&quot;:[{&quot;id&quot;:109,&quot;uris&quot;:[&quot;http://zotero.org/users/377988/items/WTC3VW39&quot;],&quot;uri&quot;:[&quot;http://zotero.org/users/377988/items/WTC3VW39&quot;],&quot;itemData&quot;:{&quot;id&quot;:109,&quot;type&quot;:&quot;article-journal&quot;,&quot;title&quot;:&quot;The neural basis of decision making&quot;,&quot;container-title&quot;:&quot;Annu. Rev. Neurosci.&quot;,&quot;page&quot;:&quot;535–574&quot;,&quot;volume&quot;:&quot;30&quot;,&quot;author&quot;:[{&quot;family&quot;:&quot;Gold&quot;,&quot;given&quot;:&quot;J. I.&quot;},{&quot;family&quot;:&quot;Shadlen&quot;,&quot;given&quot;:&quot;M. N.&quot;}],&quot;issued&quot;:{&quot;year&quot;:2007},&quot;accessed&quot;:{&quot;year&quot;:2012,&quot;month&quot;:6,&quot;day&quot;:26},&quot;page-first&quot;:&quot;535–574&quot;}}],&quot;schema&quot;:&quot;https://github.com/citation-style-language/schema/raw/master/csl-citation.json&quot;} RNDlYlCh2yaZm"/>(Gold &amp; Shadlen, 2007)<text:reference-mark-end text:name="ZOTERO_ITEM CSL_CITATION {&quot;citationID&quot;:&quot;kr0LmF5T&quot;,&quot;properties&quot;:{&quot;formattedCitation&quot;:&quot;(Gold &amp; Shadlen, 2007)&quot;,&quot;plainCitation&quot;:&quot;(Gold &amp; Shadlen, 2007)&quot;},&quot;citationItems&quot;:[{&quot;id&quot;:109,&quot;uris&quot;:[&quot;http://zotero.org/users/377988/items/WTC3VW39&quot;],&quot;uri&quot;:[&quot;http://zotero.org/users/377988/items/WTC3VW39&quot;],&quot;itemData&quot;:{&quot;id&quot;:109,&quot;type&quot;:&quot;article-journal&quot;,&quot;title&quot;:&quot;The neural basis of decision making&quot;,&quot;container-title&quot;:&quot;Annu. Rev. Neurosci.&quot;,&quot;page&quot;:&quot;535–574&quot;,&quot;volume&quot;:&quot;30&quot;,&quot;author&quot;:[{&quot;family&quot;:&quot;Gold&quot;,&quot;given&quot;:&quot;J. I.&quot;},{&quot;family&quot;:&quot;Shadlen&quot;,&quot;given&quot;:&quot;M. N.&quot;}],&quot;issued&quot;:{&quot;year&quot;:2007},&quot;accessed&quot;:{&quot;year&quot;:2012,&quot;month&quot;:6,&quot;day&quot;:26},&quot;page-first&quot;:&quot;535–574&quot;}}],&quot;schema&quot;:&quot;https://github.com/citation-style-language/schema/raw/master/csl-citation.json&quot;} RNDlYlCh2yaZm"/> but if simple model systems could help in understanding such a higher order cognitive function as decision making, then the question posed by these students whether the worm is making a decision in choosing to prefer a relatively lower concentration of NaCl solution over a very high concentration; given that naturally it would not have preferred both the salt concentrations, is indeed an interesting one. </text:p>
      <text:p text:style-name="P1">Regeneration experiment:</text:p>
      <text:p text:style-name="epi_20_Normal">Post-discussion of the unique features of the earthworm and the role of regeneration as a survival mechanism in the wild, the group decided to carry out the regeneration experiment with the worm. The worms' remarkable capacity to regenerate its entire body following injury makes it a candidate organism to study regeneration. Finding answer to questions like the reasons for diminishing regenerative capacity in vertebrate evolution holds great promise in revolutionizing clinical medicine and is expected to have practical applications like prosthetics for amputees <text:reference-mark-start text:name="ZOTERO_ITEM CSL_CITATION {&quot;citationID&quot;:&quot;6C3SvIaO&quot;,&quot;properties&quot;:{&quot;formattedCitation&quot;:&quot;(Stoick-Cooper et al., 2007)&quot;,&quot;plainCitation&quot;:&quot;(Stoick-Cooper et al., 2007)&quot;},&quot;citationItems&quot;:[{&quot;id&quot;:111,&quot;uris&quot;:[&quot;http://zotero.org/users/377988/items/AFI3QAT5&quot;],&quot;uri&quot;:[&quot;http://zotero.org/users/377988/items/AFI3QAT5&quot;],&quot;itemData&quot;:{&quot;id&quot;:111,&quot;type&quot;:&quot;article-journal&quot;,&quot;title&quot;:&quot;Distinct Wnt signaling pathways have opposing roles in appendage regeneration&quot;,&quot;container-title&quot;:&quot;Development&quot;,&quot;page&quot;:&quot;479–489&quot;,&quot;volume&quot;:&quot;134&quot;,&quot;issue&quot;:&quot;3&quot;,&quot;author&quot;:[{&quot;family&quot;:&quot;Stoick-Cooper&quot;,&quot;given&quot;:&quot;C. L.&quot;},{&quot;family&quot;:&quot;Weidinger&quot;,&quot;given&quot;:&quot;G.&quot;},{&quot;family&quot;:&quot;Riehle&quot;,&quot;given&quot;:&quot;K. J.&quot;},{&quot;family&quot;:&quot;Hubbert&quot;,&quot;given&quot;:&quot;C.&quot;},{&quot;family&quot;:&quot;Major&quot;,&quot;given&quot;:&quot;M. B.&quot;},{&quot;family&quot;:&quot;Fausto&quot;,&quot;given&quot;:&quot;N.&quot;},{&quot;family&quot;:&quot;Moon&quot;,&quot;given&quot;:&quot;R. T.&quot;}],&quot;issued&quot;:{&quot;year&quot;:2007},&quot;accessed&quot;:{&quot;year&quot;:2012,&quot;month&quot;:6,&quot;day&quot;:26},&quot;page-first&quot;:&quot;479–489&quot;}}],&quot;schema&quot;:&quot;https://github.com/citation-style-language/schema/raw/master/csl-citation.json&quot;} RNDhZGOt93pOZ"/>(Cooper et al., 2007)<text:reference-mark-end text:name="ZOTERO_ITEM CSL_CITATION {&quot;citationID&quot;:&quot;6C3SvIaO&quot;,&quot;properties&quot;:{&quot;formattedCitation&quot;:&quot;(Stoick-Cooper et al., 2007)&quot;,&quot;plainCitation&quot;:&quot;(Stoick-Cooper et al., 2007)&quot;},&quot;citationItems&quot;:[{&quot;id&quot;:111,&quot;uris&quot;:[&quot;http://zotero.org/users/377988/items/AFI3QAT5&quot;],&quot;uri&quot;:[&quot;http://zotero.org/users/377988/items/AFI3QAT5&quot;],&quot;itemData&quot;:{&quot;id&quot;:111,&quot;type&quot;:&quot;article-journal&quot;,&quot;title&quot;:&quot;Distinct Wnt signaling pathways have opposing roles in appendage regeneration&quot;,&quot;container-title&quot;:&quot;Development&quot;,&quot;page&quot;:&quot;479–489&quot;,&quot;volume&quot;:&quot;134&quot;,&quot;issue&quot;:&quot;3&quot;,&quot;author&quot;:[{&quot;family&quot;:&quot;Stoick-Cooper&quot;,&quot;given&quot;:&quot;C. L.&quot;},{&quot;family&quot;:&quot;Weidinger&quot;,&quot;given&quot;:&quot;G.&quot;},{&quot;family&quot;:&quot;Riehle&quot;,&quot;given&quot;:&quot;K. J.&quot;},{&quot;family&quot;:&quot;Hubbert&quot;,&quot;given&quot;:&quot;C.&quot;},{&quot;family&quot;:&quot;Major&quot;,&quot;given&quot;:&quot;M. B.&quot;},{&quot;family&quot;:&quot;Fausto&quot;,&quot;given&quot;:&quot;N.&quot;},{&quot;family&quot;:&quot;Moon&quot;,&quot;given&quot;:&quot;R. T.&quot;}],&quot;issued&quot;:{&quot;year&quot;:2007},&quot;accessed&quot;:{&quot;year&quot;:2012,&quot;month&quot;:6,&quot;day&quot;:26},&quot;page-first&quot;:&quot;479–489&quot;}}],&quot;schema&quot;:&quot;https://github.com/citation-style-language/schema/raw/master/csl-citation.json&quot;} RNDhZGOt93pOZ"/>. </text:p>
      <text:p text:style-name="epi_20_Normal">Regeneration of specific patterns requires communication between cells. The cell-cell signalling pathways are mediated by the highly conserved Wnt family of proteins among others. Wnts are required for tissue maintenance and perturbations in Wnt signalling promotes human degenerative diseases and cancer <text:reference-mark-start text:name="ZOTERO_ITEM CSL_CITATION {&quot;citationID&quot;:&quot;1WmnFTWd&quot;,&quot;properties&quot;:{&quot;formattedCitation&quot;:&quot;(Logan &amp; Nusse, 2004)&quot;,&quot;plainCitation&quot;:&quot;(Logan &amp; Nusse, 2004)&quot;},&quot;citationItems&quot;:[{&quot;id&quot;:114,&quot;uris&quot;:[&quot;http://zotero.org/users/377988/items/MVH5DWUU&quot;],&quot;uri&quot;:[&quot;http://zotero.org/users/377988/items/MVH5DWUU&quot;],&quot;itemData&quot;:{&quot;id&quot;:114,&quot;type&quot;:&quot;article-journal&quot;,&quot;title&quot;:&quot;The Wnt signaling pathway in development and disease&quot;,&quot;container-title&quot;:&quot;Annu. Rev. Cell Dev. Biol.&quot;,&quot;page&quot;:&quot;781–810&quot;,&quot;volume&quot;:&quot;20&quot;,&quot;author&quot;:[{&quot;family&quot;:&quot;Logan&quot;,&quot;given&quot;:&quot;C. Y.&quot;},{&quot;family&quot;:&quot;Nusse&quot;,&quot;given&quot;:&quot;R.&quot;}],&quot;issued&quot;:{&quot;year&quot;:2004},&quot;accessed&quot;:{&quot;year&quot;:2012,&quot;month&quot;:6,&quot;day&quot;:26},&quot;page-first&quot;:&quot;781–810&quot;}}],&quot;schema&quot;:&quot;https://github.com/citation-style-language/schema/raw/master/csl-citation.json&quot;} RNDKfOLjLSsRQ"/>(Logan &amp; Nusse, 2004, <text:reference-mark-end text:name="ZOTERO_ITEM CSL_CITATION {&quot;citationID&quot;:&quot;1WmnFTWd&quot;,&quot;properties&quot;:{&quot;formattedCitation&quot;:&quot;(Logan &amp; Nusse, 2004)&quot;,&quot;plainCitation&quot;:&quot;(Logan &amp; Nusse, 2004)&quot;},&quot;citationItems&quot;:[{&quot;id&quot;:114,&quot;uris&quot;:[&quot;http://zotero.org/users/377988/items/MVH5DWUU&quot;],&quot;uri&quot;:[&quot;http://zotero.org/users/377988/items/MVH5DWUU&quot;],&quot;itemData&quot;:{&quot;id&quot;:114,&quot;type&quot;:&quot;article-journal&quot;,&quot;title&quot;:&quot;The Wnt signaling pathway in development and disease&quot;,&quot;container-title&quot;:&quot;Annu. Rev. Cell Dev. Biol.&quot;,&quot;page&quot;:&quot;781–810&quot;,&quot;volume&quot;:&quot;20&quot;,&quot;author&quot;:[{&quot;family&quot;:&quot;Logan&quot;,&quot;given&quot;:&quot;C. Y.&quot;},{&quot;family&quot;:&quot;Nusse&quot;,&quot;given&quot;:&quot;R.&quot;}],&quot;issued&quot;:{&quot;year&quot;:2004},&quot;accessed&quot;:{&quot;year&quot;:2012,&quot;month&quot;:6,&quot;day&quot;:26},&quot;page-first&quot;:&quot;781–810&quot;}}],&quot;schema&quot;:&quot;https://github.com/citation-style-language/schema/raw/master/csl-citation.json&quot;} RNDKfOLjLSsRQ"/><text:reference-mark-start text:name="ZOTERO_ITEM CSL_CITATION {&quot;citationID&quot;:&quot;ryx1vTZT&quot;,&quot;properties&quot;:{&quot;formattedCitation&quot;:&quot;(Cadigan &amp; Peifer, 2009)&quot;,&quot;plainCitation&quot;:&quot;(Cadigan &amp; Peifer, 2009)&quot;},&quot;citationItems&quot;:[{&quot;id&quot;:116,&quot;uris&quot;:[&quot;http://zotero.org/users/377988/items/UIRCBFZR&quot;],&quot;uri&quot;:[&quot;http://zotero.org/users/377988/items/UIRCBFZR&quot;],&quot;itemData&quot;:{&quot;id&quot;:116,&quot;type&quot;:&quot;article-journal&quot;,&quot;title&quot;:&quot;Wnt signaling from development to disease: insights from model systems&quot;,&quot;container-title&quot;:&quot;Cold Spring Harbor perspectives in biology&quot;,&quot;volume&quot;:&quot;1&quot;,&quot;issue&quot;:&quot;2&quot;,&quot;URL&quot;:&quot;http://www.cshperspectives.net/content/1/2/a002881.short&quot;,&quot;shortTitle&quot;:&quot;Wnt signaling from development to disease&quot;,&quot;author&quot;:[{&quot;family&quot;:&quot;Cadigan&quot;,&quot;given&quot;:&quot;K. M.&quot;},{&quot;family&quot;:&quot;Peifer&quot;,&quot;given&quot;:&quot;M.&quot;}],&quot;issued&quot;:{&quot;year&quot;:2009},&quot;accessed&quot;:{&quot;year&quot;:2012,&quot;month&quot;:6,&quot;day&quot;:26}}}],&quot;schema&quot;:&quot;https://github.com/citation-style-language/schema/raw/master/csl-citation.json&quot;} RNDciypBIiVzE"/>Cadigan &amp; Peifer, 2009)<text:reference-mark-end text:name="ZOTERO_ITEM CSL_CITATION {&quot;citationID&quot;:&quot;ryx1vTZT&quot;,&quot;properties&quot;:{&quot;formattedCitation&quot;:&quot;(Cadigan &amp; Peifer, 2009)&quot;,&quot;plainCitation&quot;:&quot;(Cadigan &amp; Peifer, 2009)&quot;},&quot;citationItems&quot;:[{&quot;id&quot;:116,&quot;uris&quot;:[&quot;http://zotero.org/users/377988/items/UIRCBFZR&quot;],&quot;uri&quot;:[&quot;http://zotero.org/users/377988/items/UIRCBFZR&quot;],&quot;itemData&quot;:{&quot;id&quot;:116,&quot;type&quot;:&quot;article-journal&quot;,&quot;title&quot;:&quot;Wnt signaling from development to disease: insights from model systems&quot;,&quot;container-title&quot;:&quot;Cold Spring Harbor perspectives in biology&quot;,&quot;volume&quot;:&quot;1&quot;,&quot;issue&quot;:&quot;2&quot;,&quot;URL&quot;:&quot;http://www.cshperspectives.net/content/1/2/a002881.short&quot;,&quot;shortTitle&quot;:&quot;Wnt signaling from development to disease&quot;,&quot;author&quot;:[{&quot;family&quot;:&quot;Cadigan&quot;,&quot;given&quot;:&quot;K. M.&quot;},{&quot;family&quot;:&quot;Peifer&quot;,&quot;given&quot;:&quot;M.&quot;}],&quot;issued&quot;:{&quot;year&quot;:2009},&quot;accessed&quot;:{&quot;year&quot;:2012,&quot;month&quot;:6,&quot;day&quot;:26}}}],&quot;schema&quot;:&quot;https://github.com/citation-style-language/schema/raw/master/csl-citation.json&quot;} RNDciypBIiVzE"/>. </text:p>
      <text:p text:style-name="epi_20_Normal">So an important model of pattern formation which forms an essential part of the cell biology textbooks finds an immediate linkage while trying to solve an open-ended real life problem and designing experiments with a simple, inexpensive model system like an earthworm to gain an entry into the real biology: the biology of praxis, where theories are constructed/ modeled on observations and data. <text:s/></text:p>
      <text:p text:style-name="P1">Connecting the Wnt pathway in earthworm and drosophila Wnt-mutants: </text:p>
      <text:p text:style-name="epi_20_Normal">Analysis of Wnt gene mutants has shed light on the range of biological processes that are controlled by Wnt genes. For example, the wingless mutant in Drosophila is involved in numerous developmental events like embryonic and larval patterning and synaptic differentiation <text:reference-mark-start text:name="ZOTERO_ITEM CSL_CITATION {&quot;citationID&quot;:&quot;BezzVAPx&quot;,&quot;properties&quot;:{&quot;formattedCitation&quot;:&quot;(Morata, Lawrence, &amp; others, 1977)&quot;,&quot;plainCitation&quot;:&quot;(Morata, Lawrence, &amp; others, 1977)&quot;},&quot;citationItems&quot;:[{&quot;id&quot;:119,&quot;uris&quot;:[&quot;http://zotero.org/users/377988/items/2MAAK5RX&quot;],&quot;uri&quot;:[&quot;http://zotero.org/users/377988/items/2MAAK5RX&quot;],&quot;itemData&quot;:{&quot;id&quot;:119,&quot;type&quot;:&quot;article-journal&quot;,&quot;title&quot;:&quot;The development of wingless, a homeotic mutation of Drosophila.&quot;,&quot;container-title&quot;:&quot;Developmental biology&quot;,&quot;page&quot;:&quot;227&quot;,&quot;volume&quot;:&quot;56&quot;,&quot;issue&quot;:&quot;2&quot;,&quot;author&quot;:[{&quot;family&quot;:&quot;Morata&quot;,&quot;given&quot;:&quot;G.&quot;},{&quot;family&quot;:&quot;Lawrence&quot;,&quot;given&quot;:&quot;P. A.&quot;},{&quot;family&quot;:&quot;others&quot;,&quot;given&quot;:&quot;&quot;}],&quot;issued&quot;:{&quot;year&quot;:1977},&quot;accessed&quot;:{&quot;year&quot;:2012,&quot;month&quot;:6,&quot;day&quot;:26},&quot;page-first&quot;:&quot;227&quot;}}],&quot;schema&quot;:&quot;https://github.com/citation-style-language/schema/raw/master/csl-citation.json&quot;} RNDTXfOsdUn0j"/><text:span text:style-name="T9">(Morata et al., 1977)</text:span><text:reference-mark-end text:name="ZOTERO_ITEM CSL_CITATION {&quot;citationID&quot;:&quot;BezzVAPx&quot;,&quot;properties&quot;:{&quot;formattedCitation&quot;:&quot;(Morata, Lawrence, &amp; others, 1977)&quot;,&quot;plainCitation&quot;:&quot;(Morata, Lawrence, &amp; others, 1977)&quot;},&quot;citationItems&quot;:[{&quot;id&quot;:119,&quot;uris&quot;:[&quot;http://zotero.org/users/377988/items/2MAAK5RX&quot;],&quot;uri&quot;:[&quot;http://zotero.org/users/377988/items/2MAAK5RX&quot;],&quot;itemData&quot;:{&quot;id&quot;:119,&quot;type&quot;:&quot;article-journal&quot;,&quot;title&quot;:&quot;The development of wingless, a homeotic mutation of Drosophila.&quot;,&quot;container-title&quot;:&quot;Developmental biology&quot;,&quot;page&quot;:&quot;227&quot;,&quot;volume&quot;:&quot;56&quot;,&quot;issue&quot;:&quot;2&quot;,&quot;author&quot;:[{&quot;family&quot;:&quot;Morata&quot;,&quot;given&quot;:&quot;G.&quot;},{&quot;family&quot;:&quot;Lawrence&quot;,&quot;given&quot;:&quot;P. A.&quot;},{&quot;family&quot;:&quot;others&quot;,&quot;given&quot;:&quot;&quot;}],&quot;issued&quot;:{&quot;year&quot;:1977},&quot;accessed&quot;:{&quot;year&quot;:2012,&quot;month&quot;:6,&quot;day&quot;:26},&quot;page-first&quot;:&quot;227&quot;}}],&quot;schema&quot;:&quot;https://github.com/citation-style-language/schema/raw/master/csl-citation.json&quot;} RNDTXfOsdUn0j"/>.</text:p>
      <text:p text:style-name="epi_20_Heading_20_3">(d) Daphnia as a Model System</text:p>
      <text:p text:style-name="epi_20_Normal">The participants (3 students belonging to 2 colleges) in the Daphnia Group started their work with the maintenance of daphnia, a pin-head size crustacean, in the lab. Their ready availability (ubiquitous species in fresh-water communities), rapid life cycle and the economy of maintenance allowed the participants to establish test tube-cultures of <text:s/>single daphnia and to observe the asexual reproduction that occurs in this organism. There is ample body of research literature available that discusses the ability of this micro-crustacean to generate clonal population by parthenogenesis. The progeny thus produced by daphnia are genetically identical. The offspring are genetically identical to each other and their mother. But curiously they need not be identical phenotypically <text:reference-mark-start text:name="ZOTERO_ITEM CSL_CITATION {&quot;citationID&quot;:&quot;opCbTMZT&quot;,&quot;properties&quot;:{&quot;formattedCitation&quot;:&quot;(Harris, Bartlett, &amp; Lloyd, 2012)&quot;,&quot;plainCitation&quot;:&quot;(Harris, Bartlett, &amp; Lloyd, 2012)&quot;},&quot;citationItems&quot;:[{&quot;id&quot;:4,&quot;uris&quot;:[&quot;http://zotero.org/users/377988/items/RPXPKWKD&quot;],&quot;uri&quot;:[&quot;http://zotero.org/users/377988/items/RPXPKWKD&quot;],&quot;itemData&quot;:{&quot;id&quot;:4,&quot;type&quot;:&quot;article-journal&quot;,&quot;title&quot;:&quot;Daphnia as an Emerging Epigenetic Model Organism&quot;,&quot;container-title&quot;:&quot;Genetics Research International&quot;,&quot;volume&quot;:&quot;2012&quot;,&quot;URL&quot;:&quot;http://www.hindawi.com/journals/gri/2012/147892/&quot;,&quot;author&quot;:[{&quot;family&quot;:&quot;Harris&quot;,&quot;given&quot;:&quot;K. D. M.&quot;},{&quot;family&quot;:&quot;Bartlett&quot;,&quot;given&quot;:&quot;N. J.&quot;},{&quot;family&quot;:&quot;Lloyd&quot;,&quot;given&quot;:&quot;V. K.&quot;}],&quot;issued&quot;:{&quot;year&quot;:2012},&quot;accessed&quot;:{&quot;year&quot;:2012,&quot;month&quot;:6,&quot;day&quot;:21}}}],&quot;schema&quot;:&quot;https://github.com/citation-style-language/schema/raw/master/csl-citation.json&quot;} RNDGRRuNd4J7H"/>(Harris et al., 2012)<text:reference-mark-end text:name="ZOTERO_ITEM CSL_CITATION {&quot;citationID&quot;:&quot;opCbTMZT&quot;,&quot;properties&quot;:{&quot;formattedCitation&quot;:&quot;(Harris, Bartlett, &amp; Lloyd, 2012)&quot;,&quot;plainCitation&quot;:&quot;(Harris, Bartlett, &amp; Lloyd, 2012)&quot;},&quot;citationItems&quot;:[{&quot;id&quot;:4,&quot;uris&quot;:[&quot;http://zotero.org/users/377988/items/RPXPKWKD&quot;],&quot;uri&quot;:[&quot;http://zotero.org/users/377988/items/RPXPKWKD&quot;],&quot;itemData&quot;:{&quot;id&quot;:4,&quot;type&quot;:&quot;article-journal&quot;,&quot;title&quot;:&quot;Daphnia as an Emerging Epigenetic Model Organism&quot;,&quot;container-title&quot;:&quot;Genetics Research International&quot;,&quot;volume&quot;:&quot;2012&quot;,&quot;URL&quot;:&quot;http://www.hindawi.com/journals/gri/2012/147892/&quot;,&quot;author&quot;:[{&quot;family&quot;:&quot;Harris&quot;,&quot;given&quot;:&quot;K. D. M.&quot;},{&quot;family&quot;:&quot;Bartlett&quot;,&quot;given&quot;:&quot;N. J.&quot;},{&quot;family&quot;:&quot;Lloyd&quot;,&quot;given&quot;:&quot;V. K.&quot;}],&quot;issued&quot;:{&quot;year&quot;:2012},&quot;accessed&quot;:{&quot;year&quot;:2012,&quot;month&quot;:6,&quot;day&quot;:21}}}],&quot;schema&quot;:&quot;https://github.com/citation-style-language/schema/raw/master/csl-citation.json&quot;} RNDGRRuNd4J7H"/>. This is an interesting opportunity to understand the gene-phenotype relationships and its limits. This also opens window into the recent excitement in the area of Epigenetics. </text:p>
      <text:p text:style-name="epi_20_Normal">So, one of the questions that came up during the discussion sessions was to find out the possible mechanism by which parthenogenesis is induced in this organism. Parthenogenesis in daphnia is <text:soft-page-break/>cyclical which means that they are able to produce two types of eggs, diploid parthenogenetic eggs or haploid sexual eggs. And this ability is determined in response to environmental cues <text:reference-mark-start text:name="ZOTERO_ITEM CSL_CITATION {&quot;citationID&quot;:&quot;tPVuAnyJ&quot;,&quot;properties&quot;:{&quot;formattedCitation&quot;:&quot;(NF Robichaud, J Sassine, MJ Beato, n.d.)&quot;,&quot;plainCitation&quot;:&quot;(NF Robichaud, J Sassine, MJ Beato, n.d.)&quot;},&quot;citationItems&quot;:[{&quot;id&quot;:11,&quot;uris&quot;:[&quot;http://zotero.org/users/377988/items/GPZIQ6T4&quot;],&quot;uri&quot;:[&quot;http://zotero.org/users/377988/items/GPZIQ6T4&quot;],&quot;itemData&quot;:{&quot;id&quot;:11,&quot;type&quot;:&quot;webpage&quot;,&quot;title&quot;:&quot;The Epigenetic Repertoire of Daphnia magna Includes Modified Histones&quot;,&quot;URL&quot;:&quot;http://www.hindawi.com/journals/gri/2012/174860/ref/&quot;,&quot;author&quot;:[{&quot;family&quot;:&quot;NF Robichaud, J Sassine, MJ Beato&quot;,&quot;given&quot;:&quot;&quot;}],&quot;accessed&quot;:{&quot;year&quot;:2012,&quot;month&quot;:6,&quot;day&quot;:21}}}],&quot;schema&quot;:&quot;https://github.com/citation-style-language/schema/raw/master/csl-citation.json&quot;} RNDSgOnQJCutO"/>(Robichaud et al., <text:span text:style-name="T4">2012</text:span>)<text:reference-mark-end text:name="ZOTERO_ITEM CSL_CITATION {&quot;citationID&quot;:&quot;tPVuAnyJ&quot;,&quot;properties&quot;:{&quot;formattedCitation&quot;:&quot;(NF Robichaud, J Sassine, MJ Beato, n.d.)&quot;,&quot;plainCitation&quot;:&quot;(NF Robichaud, J Sassine, MJ Beato, n.d.)&quot;},&quot;citationItems&quot;:[{&quot;id&quot;:11,&quot;uris&quot;:[&quot;http://zotero.org/users/377988/items/GPZIQ6T4&quot;],&quot;uri&quot;:[&quot;http://zotero.org/users/377988/items/GPZIQ6T4&quot;],&quot;itemData&quot;:{&quot;id&quot;:11,&quot;type&quot;:&quot;webpage&quot;,&quot;title&quot;:&quot;The Epigenetic Repertoire of Daphnia magna Includes Modified Histones&quot;,&quot;URL&quot;:&quot;http://www.hindawi.com/journals/gri/2012/174860/ref/&quot;,&quot;author&quot;:[{&quot;family&quot;:&quot;NF Robichaud, J Sassine, MJ Beato&quot;,&quot;given&quot;:&quot;&quot;}],&quot;accessed&quot;:{&quot;year&quot;:2012,&quot;month&quot;:6,&quot;day&quot;:21}}}],&quot;schema&quot;:&quot;https://github.com/citation-style-language/schema/raw/master/csl-citation.json&quot;} RNDSgOnQJCutO"/>. The mentor-directed questioning and discussion helped participants to recognise variables like food, temperature, photo-period etc. which could be controlled in the laboratory to study environmental influences on the course of parthenogenesis. </text:p>
      <text:p text:style-name="epi_20_Normal">Epigenetics is the study of mitotically or meiotically heritable changes in phenotypes that occur without changes in the DNA sequence <text:reference-mark-start text:name="ZOTERO_ITEM CSL_CITATION {&quot;citationID&quot;:&quot;ilmh1VTv&quot;,&quot;properties&quot;:{&quot;formattedCitation&quot;:&quot;(Harris et al., 2012)&quot;,&quot;plainCitation&quot;:&quot;(Harris et al., 2012)&quot;},&quot;citationItems&quot;:[{&quot;id&quot;:4,&quot;uris&quot;:[&quot;http://zotero.org/users/377988/items/RPXPKWKD&quot;],&quot;uri&quot;:[&quot;http://zotero.org/users/377988/items/RPXPKWKD&quot;],&quot;itemData&quot;:{&quot;id&quot;:4,&quot;type&quot;:&quot;article-journal&quot;,&quot;title&quot;:&quot;Daphnia as an Emerging Epigenetic Model Organism&quot;,&quot;container-title&quot;:&quot;Genetics Research International&quot;,&quot;volume&quot;:&quot;2012&quot;,&quot;URL&quot;:&quot;http://www.hindawi.com/journals/gri/2012/147892/&quot;,&quot;author&quot;:[{&quot;family&quot;:&quot;Harris&quot;,&quot;given&quot;:&quot;K. D. M.&quot;},{&quot;family&quot;:&quot;Bartlett&quot;,&quot;given&quot;:&quot;N. J.&quot;},{&quot;family&quot;:&quot;Lloyd&quot;,&quot;given&quot;:&quot;V. K.&quot;}],&quot;issued&quot;:{&quot;year&quot;:2012},&quot;accessed&quot;:{&quot;year&quot;:2012,&quot;month&quot;:6,&quot;day&quot;:21}}}],&quot;schema&quot;:&quot;https://github.com/citation-style-language/schema/raw/master/csl-citation.json&quot;} RNDBwz7VyMNGd"/>(Harris et al., 2012)<text:reference-mark-end text:name="ZOTERO_ITEM CSL_CITATION {&quot;citationID&quot;:&quot;ilmh1VTv&quot;,&quot;properties&quot;:{&quot;formattedCitation&quot;:&quot;(Harris et al., 2012)&quot;,&quot;plainCitation&quot;:&quot;(Harris et al., 2012)&quot;},&quot;citationItems&quot;:[{&quot;id&quot;:4,&quot;uris&quot;:[&quot;http://zotero.org/users/377988/items/RPXPKWKD&quot;],&quot;uri&quot;:[&quot;http://zotero.org/users/377988/items/RPXPKWKD&quot;],&quot;itemData&quot;:{&quot;id&quot;:4,&quot;type&quot;:&quot;article-journal&quot;,&quot;title&quot;:&quot;Daphnia as an Emerging Epigenetic Model Organism&quot;,&quot;container-title&quot;:&quot;Genetics Research International&quot;,&quot;volume&quot;:&quot;2012&quot;,&quot;URL&quot;:&quot;http://www.hindawi.com/journals/gri/2012/147892/&quot;,&quot;author&quot;:[{&quot;family&quot;:&quot;Harris&quot;,&quot;given&quot;:&quot;K. D. M.&quot;},{&quot;family&quot;:&quot;Bartlett&quot;,&quot;given&quot;:&quot;N. J.&quot;},{&quot;family&quot;:&quot;Lloyd&quot;,&quot;given&quot;:&quot;V. K.&quot;}],&quot;issued&quot;:{&quot;year&quot;:2012},&quot;accessed&quot;:{&quot;year&quot;:2012,&quot;month&quot;:6,&quot;day&quot;:21}}}],&quot;schema&quot;:&quot;https://github.com/citation-style-language/schema/raw/master/csl-citation.json&quot;} RNDBwz7VyMNGd"/>. <text:span text:style-name="T6">This makes Daphnia an excellent candidate for studying environmental influences on epigenetic developmental programs.</text:span> </text:p>
      <text:p text:style-name="epi_20_Normal">Hence one of the aims of the participants was to develop a clonal population of daphnia by proper methods for maintenance and further to look for morphological/phenotypic variants to gain an entry into the molecular basis of Epigenetics. So the participants cultured individual daphnia raised from the larval stage in single tubes with diluted milk in de-chlorinated tap water as the medium and found that by simple maintenance methods at room temperature the <text:s/>organism produced 2-3 parthenogenetic bodies. After this, these clones were transferred to a fresh culture medium. In a few days, even these cloned bodies had undergone parthenogenesis. Further work on this project would include the identification of phenotypic variants. Some phenotypic alternations include easily recognisable morphological features like the helmet, neck teeth, crests, elongated tail spines and spikes in response to predators <text:reference-mark-start text:name="ZOTERO_ITEM CSL_CITATION {&quot;citationID&quot;:&quot;ClkEoME3&quot;,&quot;properties&quot;:{&quot;formattedCitation&quot;:&quot;(NF Robichaud, J Sassine, MJ Beato, n.d.)&quot;,&quot;plainCitation&quot;:&quot;(NF Robichaud, J Sassine, MJ Beato, n.d.)&quot;},&quot;citationItems&quot;:[{&quot;id&quot;:11,&quot;uris&quot;:[&quot;http://zotero.org/users/377988/items/GPZIQ6T4&quot;],&quot;uri&quot;:[&quot;http://zotero.org/users/377988/items/GPZIQ6T4&quot;],&quot;itemData&quot;:{&quot;id&quot;:11,&quot;type&quot;:&quot;webpage&quot;,&quot;title&quot;:&quot;The Epigenetic Repertoire of Daphnia magna Includes Modified Histones&quot;,&quot;URL&quot;:&quot;http://www.hindawi.com/journals/gri/2012/174860/ref/&quot;,&quot;author&quot;:[{&quot;family&quot;:&quot;NF Robichaud, J Sassine, MJ Beato&quot;,&quot;given&quot;:&quot;&quot;}],&quot;accessed&quot;:{&quot;year&quot;:2012,&quot;month&quot;:6,&quot;day&quot;:21}}}],&quot;schema&quot;:&quot;https://github.com/citation-style-language/schema/raw/master/csl-citation.json&quot;} RNDMnu5Le994S"/>(Robichaud et al., <text:span text:style-name="T4">2012)</text:span><text:reference-mark-end text:name="ZOTERO_ITEM CSL_CITATION {&quot;citationID&quot;:&quot;ClkEoME3&quot;,&quot;properties&quot;:{&quot;formattedCitation&quot;:&quot;(NF Robichaud, J Sassine, MJ Beato, n.d.)&quot;,&quot;plainCitation&quot;:&quot;(NF Robichaud, J Sassine, MJ Beato, n.d.)&quot;},&quot;citationItems&quot;:[{&quot;id&quot;:11,&quot;uris&quot;:[&quot;http://zotero.org/users/377988/items/GPZIQ6T4&quot;],&quot;uri&quot;:[&quot;http://zotero.org/users/377988/items/GPZIQ6T4&quot;],&quot;itemData&quot;:{&quot;id&quot;:11,&quot;type&quot;:&quot;webpage&quot;,&quot;title&quot;:&quot;The Epigenetic Repertoire of Daphnia magna Includes Modified Histones&quot;,&quot;URL&quot;:&quot;http://www.hindawi.com/journals/gri/2012/174860/ref/&quot;,&quot;author&quot;:[{&quot;family&quot;:&quot;NF Robichaud, J Sassine, MJ Beato&quot;,&quot;given&quot;:&quot;&quot;}],&quot;accessed&quot;:{&quot;year&quot;:2012,&quot;month&quot;:6,&quot;day&quot;:21}}}],&quot;schema&quot;:&quot;https://github.com/citation-style-language/schema/raw/master/csl-citation.json&quot;} RNDMnu5Le994S"/>. Most importantly, the fact that these phenotypic alterations are produced by the influence of the environment, which can be controlled, makes this an exciting area of research in plasticity studies. </text:p>
      <text:p text:style-name="epi_20_Normal">In one of the discussion sessions, it was speculated by one of the students that the 9000 unique genes reported, recently, in daphnia (of a record total of 32,000 genes) as compared to humans (23,000 genes) maybe ascribed to the epigenetic repertoire of the organism <text:reference-mark-start text:name="ZOTERO_ITEM CSL_CITATION {&quot;citationID&quot;:&quot;zF4azb2n&quot;,&quot;properties&quot;:{&quot;formattedCitation&quot;:&quot;(Colbourne et al., 2011)&quot;,&quot;plainCitation&quot;:&quot;(Colbourne et al., 2011)&quot;},&quot;citationItems&quot;:[{&quot;id&quot;:13,&quot;uris&quot;:[&quot;http://zotero.org/users/377988/items/8MADB9JS&quot;],&quot;uri&quot;:[&quot;http://zotero.org/users/377988/items/8MADB9JS&quot;],&quot;itemData&quot;:{&quot;id&quot;:13,&quot;type&quot;:&quot;article-journal&quot;,&quot;title&quot;:&quot;The ecoresponsive genome of Daphnia pulex&quot;,&quot;container-title&quot;:&quot;Science&quot;,&quot;page&quot;:&quot;555&quot;,&quot;volume&quot;:&quot;331&quot;,&quot;issue&quot;:&quot;6017&quot;,&quot;author&quot;:[{&quot;family&quot;:&quot;Colbourne&quot;,&quot;given&quot;:&quot;J. K.&quot;},{&quot;family&quot;:&quot;Pfrender&quot;,&quot;given&quot;:&quot;M. E.&quot;},{&quot;family&quot;:&quot;Gilbert&quot;,&quot;given&quot;:&quot;D.&quot;},{&quot;family&quot;:&quot;Thomas&quot;,&quot;given&quot;:&quot;W. K.&quot;},{&quot;family&quot;:&quot;Tucker&quot;,&quot;given&quot;:&quot;A.&quot;},{&quot;family&quot;:&quot;Oakley&quot;,&quot;given&quot;:&quot;T. H.&quot;},{&quot;family&quot;:&quot;Tokishita&quot;,&quot;given&quot;:&quot;S.&quot;},{&quot;family&quot;:&quot;Aerts&quot;,&quot;given&quot;:&quot;A.&quot;},{&quot;family&quot;:&quot;Arnold&quot;,&quot;given&quot;:&quot;G. J.&quot;},{&quot;family&quot;:&quot;Basu&quot;,&quot;given&quot;:&quot;M. K.&quot;},{&quot;family&quot;:&quot;others&quot;,&quot;given&quot;:&quot;&quot;}],&quot;issued&quot;:{&quot;year&quot;:2011},&quot;accessed&quot;:{&quot;year&quot;:2012,&quot;month&quot;:6,&quot;day&quot;:21},&quot;page-first&quot;:&quot;555&quot;}}],&quot;schema&quot;:&quot;https://github.com/citation-style-language/schema/raw/master/csl-citation.json&quot;} RNDz2CvPcpgea"/>(Colbourne et al., 2011)<text:reference-mark-end text:name="ZOTERO_ITEM CSL_CITATION {&quot;citationID&quot;:&quot;zF4azb2n&quot;,&quot;properties&quot;:{&quot;formattedCitation&quot;:&quot;(Colbourne et al., 2011)&quot;,&quot;plainCitation&quot;:&quot;(Colbourne et al., 2011)&quot;},&quot;citationItems&quot;:[{&quot;id&quot;:13,&quot;uris&quot;:[&quot;http://zotero.org/users/377988/items/8MADB9JS&quot;],&quot;uri&quot;:[&quot;http://zotero.org/users/377988/items/8MADB9JS&quot;],&quot;itemData&quot;:{&quot;id&quot;:13,&quot;type&quot;:&quot;article-journal&quot;,&quot;title&quot;:&quot;The ecoresponsive genome of Daphnia pulex&quot;,&quot;container-title&quot;:&quot;Science&quot;,&quot;page&quot;:&quot;555&quot;,&quot;volume&quot;:&quot;331&quot;,&quot;issue&quot;:&quot;6017&quot;,&quot;author&quot;:[{&quot;family&quot;:&quot;Colbourne&quot;,&quot;given&quot;:&quot;J. K.&quot;},{&quot;family&quot;:&quot;Pfrender&quot;,&quot;given&quot;:&quot;M. E.&quot;},{&quot;family&quot;:&quot;Gilbert&quot;,&quot;given&quot;:&quot;D.&quot;},{&quot;family&quot;:&quot;Thomas&quot;,&quot;given&quot;:&quot;W. K.&quot;},{&quot;family&quot;:&quot;Tucker&quot;,&quot;given&quot;:&quot;A.&quot;},{&quot;family&quot;:&quot;Oakley&quot;,&quot;given&quot;:&quot;T. H.&quot;},{&quot;family&quot;:&quot;Tokishita&quot;,&quot;given&quot;:&quot;S.&quot;},{&quot;family&quot;:&quot;Aerts&quot;,&quot;given&quot;:&quot;A.&quot;},{&quot;family&quot;:&quot;Arnold&quot;,&quot;given&quot;:&quot;G. J.&quot;},{&quot;family&quot;:&quot;Basu&quot;,&quot;given&quot;:&quot;M. K.&quot;},{&quot;family&quot;:&quot;others&quot;,&quot;given&quot;:&quot;&quot;}],&quot;issued&quot;:{&quot;year&quot;:2011},&quot;accessed&quot;:{&quot;year&quot;:2012,&quot;month&quot;:6,&quot;day&quot;:21},&quot;page-first&quot;:&quot;555&quot;}}],&quot;schema&quot;:&quot;https://github.com/citation-style-language/schema/raw/master/csl-citation.json&quot;} RNDz2CvPcpgea"/>. <text:s text:c="2"/></text:p>
      <text:p text:style-name="epi_20_Normal">Thus on the one hand, the concept of animal cloning, restricted in the popular consciousness so far only to 'Dolly', is now possible to be elaborated with this easily accessible crustacean and on the other, the newly emerging frontier of Epigenetics is made amenable to experimental research. </text:p>
      <text:p text:style-name="epi_20_Heading_20_3">(e) Behaviorwatch @ home<text:span text:style-name="T10">: </text:span><text:span text:style-name="T8">Crow as a model system</text:span></text:p>
      <text:p text:style-name="epi_20_Normal">Observation of animals <text:span text:style-name="T2">in situ</text:span> is an important part of research skills and calls upon not only careful and precise observation but also observing the right things. All observations are data driven and call upon a central question to be answered in the course of the investigation. </text:p>
      <text:p text:style-name="epi_20_Normal">The participants (4 students from 2 colleges) in Behaviorwatch Group were suggested to study the behavior of crows on the institution campus for CUBE Summer 2012. This was also the result of some succinct observations of one of our teacher-mentors. behavior is a diverse range of more or less stabilised patterns of reactions either physiological, psychological or a combination of both. </text:p>
      <text:p text:style-name="epi_20_Normal">So the participants were on the lookout for some obvious patterns of behavior in crows and found that most, if not all the crows were involved in the nest making during this time. They video-recorded the events and noted the peculiarities of the nesting materials preferred by the crows. After considerable observations they categorised the nesting materials on the basis of length, weight, shape and the tree to which the materials belonged (majorly the nesting material comprised of tree twigs, plastic materials like ropes). They found that the crows preferred bent/curved, longer, lighter twigs. So, the participants also experimented by providing them ready-made nesting material like twigs, plastic ropes, etc. to confirm these observations. </text:p>
      <text:p text:style-name="epi_20_Normal">What is meant by the behavior of crows during nest-making was attempted to be deciphered in clearer terms, during group discussion. The participants tried to understand nest-making behavior as being composed of two parts: physiology as the one component and behavior, including cognitive behavior as the other. </text:p>
      <text:p text:style-name="epi_20_Normal">The observation that all the crows were busy building nests during the same time of the year called for reasoning from a system's biology point of view: seasonal breeding being closely tied to <text:soft-page-break/>photoperiodism and this affecting the levels of pituitary hormones that play an important part in the gonadal development. This Reproductive physiology in turn talks back to the nervous system for triggering adaptive changes in cognitive behavior <text:reference-mark-start text:name="ZOTERO_ITEM CSL_CITATION {&quot;citationID&quot;:&quot;WTJ5tB2K&quot;,&quot;properties&quot;:{&quot;formattedCitation&quot;:&quot;(Lincoln, Racey, Sharp, &amp; Klandorf, 1980)&quot;,&quot;plainCitation&quot;:&quot;(Lincoln, Racey, Sharp, &amp; Klandorf, 1980)&quot;},&quot;citationItems&quot;:[{&quot;id&quot;:81,&quot;uris&quot;:[&quot;http://zotero.org/users/377988/items/J5XZHTA2&quot;],&quot;uri&quot;:[&quot;http://zotero.org/users/377988/items/J5XZHTA2&quot;],&quot;itemData&quot;:{&quot;id&quot;:81,&quot;type&quot;:&quot;article-journal&quot;,&quot;title&quot;:&quot;Endocrine changes associated with spring and autumn sexuality of the rook, Corvus frugilegus&quot;,&quot;container-title&quot;:&quot;Journal of Zoology&quot;,&quot;page&quot;:&quot;137–153&quot;,&quot;volume&quot;:&quot;190&quot;,&quot;issue&quot;:&quot;2&quot;,&quot;author&quot;:[{&quot;family&quot;:&quot;Lincoln&quot;,&quot;given&quot;:&quot;G. A.&quot;},{&quot;family&quot;:&quot;Racey&quot;,&quot;given&quot;:&quot;P. A.&quot;},{&quot;family&quot;:&quot;Sharp&quot;,&quot;given&quot;:&quot;P. J.&quot;},{&quot;family&quot;:&quot;Klandorf&quot;,&quot;given&quot;:&quot;H.&quot;}],&quot;issued&quot;:{&quot;year&quot;:1980},&quot;accessed&quot;:{&quot;year&quot;:2012,&quot;month&quot;:6,&quot;day&quot;:26},&quot;page-first&quot;:&quot;137–153&quot;}}],&quot;schema&quot;:&quot;https://github.com/citation-style-language/schema/raw/master/csl-citation.json&quot;} RNDYX5idhBJk9"/>(Lincoln et al., 1980)<text:reference-mark-end text:name="ZOTERO_ITEM CSL_CITATION {&quot;citationID&quot;:&quot;WTJ5tB2K&quot;,&quot;properties&quot;:{&quot;formattedCitation&quot;:&quot;(Lincoln, Racey, Sharp, &amp; Klandorf, 1980)&quot;,&quot;plainCitation&quot;:&quot;(Lincoln, Racey, Sharp, &amp; Klandorf, 1980)&quot;},&quot;citationItems&quot;:[{&quot;id&quot;:81,&quot;uris&quot;:[&quot;http://zotero.org/users/377988/items/J5XZHTA2&quot;],&quot;uri&quot;:[&quot;http://zotero.org/users/377988/items/J5XZHTA2&quot;],&quot;itemData&quot;:{&quot;id&quot;:81,&quot;type&quot;:&quot;article-journal&quot;,&quot;title&quot;:&quot;Endocrine changes associated with spring and autumn sexuality of the rook, Corvus frugilegus&quot;,&quot;container-title&quot;:&quot;Journal of Zoology&quot;,&quot;page&quot;:&quot;137–153&quot;,&quot;volume&quot;:&quot;190&quot;,&quot;issue&quot;:&quot;2&quot;,&quot;author&quot;:[{&quot;family&quot;:&quot;Lincoln&quot;,&quot;given&quot;:&quot;G. A.&quot;},{&quot;family&quot;:&quot;Racey&quot;,&quot;given&quot;:&quot;P. A.&quot;},{&quot;family&quot;:&quot;Sharp&quot;,&quot;given&quot;:&quot;P. J.&quot;},{&quot;family&quot;:&quot;Klandorf&quot;,&quot;given&quot;:&quot;H.&quot;}],&quot;issued&quot;:{&quot;year&quot;:1980},&quot;accessed&quot;:{&quot;year&quot;:2012,&quot;month&quot;:6,&quot;day&quot;:26},&quot;page-first&quot;:&quot;137–153&quot;}}],&quot;schema&quot;:&quot;https://github.com/citation-style-language/schema/raw/master/csl-citation.json&quot;} RNDYX5idhBJk9"/>. <text:s/></text:p>
      <text:p text:style-name="epi_20_Normal">The environmental (day length, availability of nesting materials like broken twigs during spring) control of the gonadotropic hormones and the hormones playing a role in the breeding cycle is an interesting concept that parallels the well-documented pituitary regulation of reproductive behavior in mammals <text:reference-mark-start text:name="ZOTERO_ITEM CSL_CITATION {&quot;citationID&quot;:&quot;9bUUaMy3&quot;,&quot;properties&quot;:{&quot;formattedCitation&quot;:&quot;(Lehrman, 1959)&quot;,&quot;plainCitation&quot;:&quot;(Lehrman, 1959)&quot;},&quot;citationItems&quot;:[{&quot;id&quot;:83,&quot;uris&quot;:[&quot;http://zotero.org/users/377988/items/UMHFN82B&quot;],&quot;uri&quot;:[&quot;http://zotero.org/users/377988/items/UMHFN82B&quot;],&quot;itemData&quot;:{&quot;id&quot;:83,&quot;type&quot;:&quot;article-journal&quot;,&quot;title&quot;:&quot;HORMONAL RESPONSES TO EXTERNAL STIMULI IN BIRDS*&quot;,&quot;container-title&quot;:&quot;Ibis&quot;,&quot;page&quot;:&quot;478–496&quot;,&quot;volume&quot;:&quot;101&quot;,&quot;issue&quot;:&quot;3-4&quot;,&quot;author&quot;:[{&quot;family&quot;:&quot;Lehrman&quot;,&quot;given&quot;:&quot;D. S.&quot;}],&quot;issued&quot;:{&quot;year&quot;:1959},&quot;accessed&quot;:{&quot;year&quot;:2012,&quot;month&quot;:6,&quot;day&quot;:26},&quot;page-first&quot;:&quot;478–496&quot;}}],&quot;schema&quot;:&quot;https://github.com/citation-style-language/schema/raw/master/csl-citation.json&quot;} RNDdkXBS7bco9"/>(Lehrman, 1959)<text:reference-mark-end text:name="ZOTERO_ITEM CSL_CITATION {&quot;citationID&quot;:&quot;9bUUaMy3&quot;,&quot;properties&quot;:{&quot;formattedCitation&quot;:&quot;(Lehrman, 1959)&quot;,&quot;plainCitation&quot;:&quot;(Lehrman, 1959)&quot;},&quot;citationItems&quot;:[{&quot;id&quot;:83,&quot;uris&quot;:[&quot;http://zotero.org/users/377988/items/UMHFN82B&quot;],&quot;uri&quot;:[&quot;http://zotero.org/users/377988/items/UMHFN82B&quot;],&quot;itemData&quot;:{&quot;id&quot;:83,&quot;type&quot;:&quot;article-journal&quot;,&quot;title&quot;:&quot;HORMONAL RESPONSES TO EXTERNAL STIMULI IN BIRDS*&quot;,&quot;container-title&quot;:&quot;Ibis&quot;,&quot;page&quot;:&quot;478–496&quot;,&quot;volume&quot;:&quot;101&quot;,&quot;issue&quot;:&quot;3-4&quot;,&quot;author&quot;:[{&quot;family&quot;:&quot;Lehrman&quot;,&quot;given&quot;:&quot;D. S.&quot;}],&quot;issued&quot;:{&quot;year&quot;:1959},&quot;accessed&quot;:{&quot;year&quot;:2012,&quot;month&quot;:6,&quot;day&quot;:26},&quot;page-first&quot;:&quot;478–496&quot;}}],&quot;schema&quot;:&quot;https://github.com/citation-style-language/schema/raw/master/csl-citation.json&quot;} RNDdkXBS7bco9"/>. </text:p>
      <text:p text:style-name="epi_20_Normal"><text:span text:style-name="T1">It directly relates to some of the areas that the participants might have already come across and are also important <text:s/>to connect with: e.g. the hormone profile during menstrual cycle</text:span>. Thus it connects directly to the forgotten conceptual repertoire of the student - forgotten because it was never <text:s/>earlier contextualised, for example, with <text:s/>real-life phenomenon like Pre-Menstrual Syndrome. Correlation between environment, behavior and its hormonal basis <text:s/>were the key concepts that emerged.</text:p>
      <text:p text:style-name="P4">Acknowledgements</text:p>
      <text:p text:style-name="P3">The authors are grateful to Dr. Karen Heydock for her immense support during all the stages of <text:s/>CUBE Summer 2012 initiative and for her role as one of the mentors during this programme. The authors would also like to thank all the CUBE participants, Dr. Shashibhal Pandey, Mr. Aashutosh Mule, Mr. Rajkumar Diwakar, Mr. Shamlan Reshamwala and Mr. Harshad Mayekar for their contributions in this effort <text:s/>towards transforming undergraduate biology education in India. </text:p>
      <text:p text:style-name="epi_20_Heading_20_2">References </text:p>
      <text:p text:style-name="epi_20_References"><text:span text:style-name="T1">Bellen, H. J., O’Kane, C. J., Wilson, C., Grossniklaus, U., Pearson, R. K., &amp; Gehring, W. J. (1989). P-element-mediated enhancer detection: a versatile method to study development in Drosophila. </text:span><text:span text:style-name="T2">Genes &amp; development</text:span><text:span text:style-name="T1">, </text:span><text:span text:style-name="T2">3</text:span><text:span text:style-name="T1">(9), 1288–1300.</text:span></text:p>
      <text:p text:style-name="epi_20_References"><text:span text:style-name="T1">Brewer, C. A., &amp; Smith, D. (2011). Vision and change in undergraduate biology education: A call to action. </text:span><text:span text:style-name="T2">American Association for the Advancement of Science.(25 March 2011</text:span><text:span text:style-name="T1">.</text:span></text:p>
      <text:p text:style-name="epi_20_References"><text:span text:style-name="T1">Cadigan, K. M., &amp; Peifer, M. (2009). Wnt signaling from development to disease: insights from model systems. </text:span><text:span text:style-name="T2">Cold Spring Harbor perspectives in biology</text:span><text:span text:style-name="T1">, </text:span><text:span text:style-name="T2">1</text:span><text:span text:style-name="T1">(2). </text:span></text:p>
      <text:p text:style-name="epi_20_References"><text:span text:style-name="T1">Cirelli, C. (2003). Searching for sleep mutants of Drosophila melanogaster. </text:span><text:span text:style-name="T2">Bioessays</text:span><text:span text:style-name="T1">, </text:span><text:span text:style-name="T2">25</text:span><text:span text:style-name="T1">(10), 940–949.</text:span></text:p>
      <text:p text:style-name="epi_20_References"><text:span text:style-name="T1">Colbourne, J. K., Pfrender, M. E., Gilbert, D., Thomas, W. K., Tucker, A., Oakley, T. H., Tokishita, S., et al. (2011). The ecoresponsive genome of Daphnia pulex. </text:span><text:span text:style-name="T2">Science</text:span><text:span text:style-name="T1">, </text:span><text:span text:style-name="T2">331</text:span><text:span text:style-name="T1">(6017), 555.</text:span></text:p>
      <text:p text:style-name="epi_20_References"><text:span text:style-name="T1">Dietzl, G., Chen, D., Schnorrer, F., Su, K. C., Barinova, Y., Fellner, M., Gasser, B., et al. (2007). A genome-wide transgenic RNAi library for conditional gene inactivation in Drosophila. </text:span><text:span text:style-name="T2">Nature</text:span><text:span text:style-name="T1">, </text:span><text:span text:style-name="T2">448</text:span><text:span text:style-name="T1">(7150), 151–156.</text:span></text:p>
      <text:p text:style-name="epi_20_References"><text:span text:style-name="T1">Gold, J. I., &amp; Shadlen, M. N. (2007). The neural basis of decision making. </text:span><text:span text:style-name="T2">Annu. Rev. Neurosci.</text:span><text:span text:style-name="T1">, </text:span><text:span text:style-name="T2">30</text:span><text:span text:style-name="T1">, 535–574.</text:span></text:p>
      <text:p text:style-name="epi_20_References"><text:span text:style-name="T1">Harris, K. D. M., Bartlett, N. J., &amp; Lloyd, V. K. (2012). Daphnia as an Emerging Epigenetic Model Organism. </text:span><text:span text:style-name="T2">Genetics Research International</text:span><text:span text:style-name="T1">, </text:span><text:span text:style-name="T2">2012</text:span><text:span text:style-name="T1">. </text:span></text:p>
      <text:p text:style-name="epi_20_References">Hisnanick, J. J. (2007). A Review of:“Critical Mass: How One Thing Leads to Another.” </text:p>
      <text:p text:style-name="epi_20_References"><text:span text:style-name="T1">Kandel, E. R. (2001). The molecular biology of memory storage: a dialogue between genes and synapses. </text:span><text:span text:style-name="T2">Science’s STKE</text:span><text:span text:style-name="T1">, </text:span><text:span text:style-name="T2">294</text:span><text:span text:style-name="T1">(5544), 1030.</text:span></text:p>
      <text:p text:style-name="epi_20_References"><text:span text:style-name="T1">Lehrman, D. S. (1959). Hormonal responses to external stimuli in birds. </text:span><text:span text:style-name="T2">Ibis</text:span><text:span text:style-name="T1">, </text:span><text:span text:style-name="T2">101</text:span><text:span text:style-name="T1">(3-4), 478–496.</text:span></text:p>
      <text:p text:style-name="epi_20_References"><text:span text:style-name="T1">Lincoln, G. A., Racey, P. A., Sharp, P. J., &amp; Klandorf, H. (1980). Endocrine changes associated with spring and autumn sexuality of the rook, Corvus frugilegus. </text:span><text:span text:style-name="T2">Journal of Zoology</text:span><text:span text:style-name="T1">, </text:span><text:span text:style-name="T2">190</text:span><text:span text:style-name="T1">(2), 137–153.</text:span></text:p>
      <text:p text:style-name="epi_20_References"><text:span text:style-name="T1">Loebrich, S., &amp; Nedivi, E. (2009). The function of activity-regulated genes in the nervous system. </text:span><text:span text:style-name="T2">Physiological reviews</text:span><text:span text:style-name="T1">, </text:span><text:span text:style-name="T2">89</text:span><text:span text:style-name="T1">(4), 1079–1103.</text:span></text:p>
      <text:p text:style-name="epi_20_References"><text:span text:style-name="T1">Logan, C. Y., &amp; Nusse, R. (2004). The Wnt signaling pathway in development and disease. </text:span><text:span text:style-name="T2">Annu. Rev. Cell </text:span><text:soft-page-break/><text:span text:style-name="T2">Dev. Biol.</text:span><text:span text:style-name="T1">, </text:span><text:span text:style-name="T2">20</text:span><text:span text:style-name="T1">, 781–810.</text:span></text:p>
      <text:p text:style-name="epi_20_References"><text:span text:style-name="T1">Mallik, M., &amp; Lakhotia, S. C. (2010). Modifiers and mechanisms of multi-system polyglutamine neurodegenerative disorders: lessons from fly models. </text:span><text:span text:style-name="T2">Journal of genetics</text:span><text:span text:style-name="T1">, </text:span><text:span text:style-name="T2">89</text:span><text:span text:style-name="T1">(4), 497–526.</text:span></text:p>
      <text:p text:style-name="epi_20_References"><text:span text:style-name="T1">Morata, G., Lawrence, P. A., &amp; others. (1977). The development of wingless, a homeotic mutation of Drosophila. </text:span><text:span text:style-name="T2">Developmental biology</text:span><text:span text:style-name="T1">, </text:span><text:span text:style-name="T2">56</text:span><text:span text:style-name="T1">(2), 227.</text:span></text:p>
      <text:p text:style-name="epi_20_References">NF Robichaud, J Sassine, MJ Beato. (2012). The Epigenetic Repertoire of Daphnia magna Includes Modified Histones. </text:p>
      <text:p text:style-name="epi_20_References"><text:span text:style-name="T1">Rodrigues, V., &amp; Siddiqi, O. (1978). Genetic analysis of chemosensory pathway. </text:span><text:span text:style-name="T2">Proceedings: Plant </text:span><text:span text:style-name="T2">Sciences</text:span><text:span text:style-name="T1">, </text:span><text:span text:style-name="T2">87</text:span><text:span text:style-name="T1">(3), 147–160.</text:span></text:p>
      <text:p text:style-name="epi_20_References"><text:span text:style-name="T1">Stoick-Cooper, C. L., Weidinger, G., Riehle, K. J., Hubbert, C., Major, M. B., Fausto, N., &amp; Moon, R. T. (2007). Distinct Wnt signaling pathways have opposing roles in appendage regeneration. </text:span><text:span text:style-name="T2">Development</text:span><text:span text:style-name="T1">, </text:span><text:span text:style-name="T2">134</text:span><text:span text:style-name="T1">(3), 479–489.</text:span></text:p>
      <text:p text:style-name="epi_20_References"><text:span text:style-name="T1">Tischmeyer, W., &amp; Grimm, R. (1999). Activation of immediate early genes and memory formation. </text:span><text:span text:style-name="T2">Cellular and molecular life sciences</text:span><text:span text:style-name="T1">, </text:span><text:span text:style-name="T2">55</text:span><text:span text:style-name="T1">(4), 564–574.</text:span></text:p>
      <text:p text:style-name="epi_20_References"><text:span text:style-name="T1">Wilson, C., Pearson, R. K., Bellen, H. J., O’Kane, C. J., Grossniklaus, U., &amp; Gehring, W. J. (1989). P-element-mediated enhancer detection: an efficient method for isolating and characterizing developmentally regulated genes in Drosophila. </text:span><text:span text:style-name="T2">Genes &amp; development</text:span><text:span text:style-name="T1">, </text:span><text:span text:style-name="T2">3</text:span><text:span text:style-name="T1">(9), 1301.</text:span></text:p>
      <text:p text:style-name="P2"/>
      <text:p text:style-name="epi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face style:name="Times New Roman1" svg:font-family="'Times New Roman'"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pi_20_References" style:display-name="epi References" style:family="paragraph" style:parent-style-name="Standard" style:default-outline-level="">
      <style:paragraph-properties fo:margin="100%" fo:margin-left="0.51cm" fo:margin-right="0cm" fo:margin-top="0cm" fo:margin-bottom="0.212cm" fo:text-align="justify" style:justify-single-word="false" fo:text-indent="-0.51cm" style:auto-text-indent="false"/>
      <style:text-properties style:font-name="Times New Roman" fo:font-size="11pt" fo:language="en" fo:country="AU" style:font-size-asian="11pt" style:language-asian="en" style:country-asian="US" style:font-name-complex="Times New Roman1" style:font-size-complex="11pt"/>
    </style:style>
    <style:style style:name="epi_20_Heading_20_2" style:display-name="epi Heading 2" style:family="paragraph" style:parent-style-name="Standard" style:default-outline-level="">
      <style:paragraph-properties fo:margin-top="0.212cm" fo:margin-bottom="0.212cm" fo:text-align="start" style:justify-single-word="false" fo:keep-with-next="always"/>
      <style:text-properties fo:text-transform="uppercase" style:font-name="Times New Roman" fo:font-size="14pt" fo:language="en" fo:country="AU" fo:font-weight="bold" style:font-size-asian="14pt" style:language-asian="en" style:country-asian="US" style:font-weight-asian="bold" style:font-name-complex="Times New Roman1" style:font-size-complex="14pt" style:font-weight-complex="bold"/>
    </style:style>
    <style:style style:name="epi_20_Normal" style:display-name="epi Normal" style:family="paragraph" style:parent-style-name="Standard" style:default-outline-level="">
      <style:paragraph-properties fo:margin-top="0cm" fo:margin-bottom="0.212cm" fo:text-align="justify" style:justify-single-word="false"/>
      <style:text-properties style:font-name="Times New Roman" fo:font-size="12pt" fo:language="en" fo:country="AU" style:font-size-asian="12pt" style:language-asian="en" style:country-asian="US" style:font-name-complex="Times New Roman1" style:font-size-complex="12pt"/>
    </style:style>
    <style:style style:name="Heading_20_2" style:display-name="Heading 2" style:family="paragraph" style:parent-style-name="Standard" style:next-style-name="Text_20_body" style:default-outline-level="2" style:class="text">
      <style:paragraph-properties fo:margin-top="0.212cm" fo:margin-bottom="0.212cm" fo:text-align="start" style:justify-single-word="false" fo:keep-with-next="always"/>
      <style:text-properties fo:text-transform="uppercase" style:font-name="Times New Roman" fo:font-size="14pt" fo:language="en" fo:country="AU" fo:font-weight="bold" style:font-size-asian="14pt" style:language-asian="en" style:country-asian="US" style:font-weight-asian="bold" style:font-name-complex="Times New Roman1" style:font-size-complex="14pt" style:font-weight-complex="bold"/>
    </style:style>
    <style:style style:name="epi_20_Quote" style:display-name="epi Quote" style:family="paragraph" style:parent-style-name="Standard" style:default-outline-level="">
      <style:paragraph-properties fo:margin="100%" fo:margin-left="0.51cm" fo:margin-right="0cm" fo:margin-top="0cm" fo:margin-bottom="0.212cm" fo:text-align="justify" style:justify-single-word="false" fo:text-indent="0cm" style:auto-text-indent="false"/>
      <style:text-properties style:font-name="Times New Roman" fo:font-size="12pt" fo:language="en" fo:country="AU" style:font-size-asian="12pt" style:language-asian="en" style:country-asian="US" style:font-name-complex="Times New Roman1" style:font-size-complex="12pt"/>
    </style:style>
    <style:style style:name="Heading_20_3" style:display-name="Heading 3" style:family="paragraph" style:parent-style-name="Standard" style:next-style-name="Text_20_body" style:default-outline-level="3" style:class="text">
      <style:paragraph-properties fo:margin-top="0cm" fo:margin-bottom="0.212cm" fo:text-align="justify" style:justify-single-word="false" fo:keep-with-next="always"/>
      <style:text-properties style:font-name="Times New Roman" fo:font-size="14pt" fo:language="en" fo:country="AU" fo:font-weight="bold" style:font-size-asian="14pt" style:language-asian="en" style:country-asian="US" style:font-weight-asian="bold" style:font-name-complex="Times New Roman1"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pi_20_Heading_20_1" style:display-name="epi Heading 1" style:family="paragraph" style:parent-style-name="epi_20_Heading_20_2"/>
    <style:style style:name="epi_20__20_Heading_20_1" style:display-name="epi  Heading 1" style:family="paragraph" style:parent-style-name="Standard" style:default-outline-level="">
      <style:paragraph-properties fo:margin-top="0.212cm" fo:margin-bottom="0.212cm" fo:text-align="center" style:justify-single-word="false" fo:keep-with-next="always"/>
      <style:text-properties fo:text-transform="uppercase" style:font-name="Times New Roman" fo:font-size="16pt" fo:language="en" fo:country="AU" fo:font-weight="bold" style:font-size-asian="16pt" style:language-asian="en" style:country-asian="US" style:font-weight-asian="bold" style:font-name-complex="Times New Roman1" style:font-size-complex="16pt" style:font-weight-complex="bold"/>
    </style:style>
    <style:style style:name="epi_20_Heading_20_3" style:display-name="epi Heading 3" style:family="paragraph" style:parent-style-name="Standard" style:default-outline-level="">
      <style:paragraph-properties fo:margin-top="0.212cm" fo:margin-bottom="0.106cm" fo:text-align="start" style:justify-single-word="false" fo:keep-with-next="always"/>
      <style:text-properties style:font-name="Times New Roman" fo:font-size="14pt" fo:language="en" fo:country="AU" fo:font-weight="bold" style:font-size-asian="14pt" style:language-asian="en" style:country-asian="US" style:font-weight-asian="bold" style:font-name-complex="Times New Roman1"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6T00:29:50</meta:creation-date>
    <dc:date>2012-10-19T12:11:01</dc:date>
    <meta:editing-duration>P1DT18H28M52S</meta:editing-duration>
    <meta:editing-cycles>21</meta:editing-cycles>
    <meta:generator>LibreOffice/3.5$Linux_X86_64 LibreOffice_project/350m1$Build-2</meta:generator>
    <dc:creator>Daphnia </dc:creator>
    <meta:document-statistic meta:table-count="0" meta:image-count="0" meta:object-count="0" meta:page-count="7" meta:paragraph-count="76" meta:word-count="3829" meta:character-count="25311" meta:non-whitespace-character-count="21492"/>
  </office:meta>
</office:document-meta>
</file>